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309.54pt"/>
    </style:style>
    <style:style style:name="co15" style:family="table-column">
      <style:table-column-properties fo:break-before="auto" style:column-width="318.05pt"/>
    </style:style>
    <style:style style:name="co16" style:family="table-column">
      <style:table-column-properties fo:break-before="auto" style:column-width="47.06pt"/>
    </style:style>
    <style:style style:name="co17" style:family="table-column">
      <style:table-column-properties fo:break-before="auto" style:column-width="129.66pt"/>
    </style:style>
    <style:style style:name="co18" style:family="table-column">
      <style:table-column-properties fo:break-before="auto" style:column-width="202.99pt"/>
    </style:style>
    <style:style style:name="co19" style:family="table-column">
      <style:table-column-properties fo:break-before="auto" style:column-width="66.61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112.71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94.39pt"/>
    </style:style>
    <style:style style:name="co39" style:family="table-column">
      <style:table-column-properties fo:break-before="auto" style:column-width="45.75pt"/>
    </style:style>
    <style:style style:name="co40" style:family="table-column">
      <style:table-column-properties fo:break-before="auto" style:column-width="138.16pt"/>
    </style:style>
    <style:style style:name="co41" style:family="table-column">
      <style:table-column-properties fo:break-before="auto" style:column-width="78.69pt"/>
    </style:style>
    <style:style style:name="co42" style:family="table-column">
      <style:table-column-properties fo:break-before="auto" style:column-width="280.2pt"/>
    </style:style>
    <style:style style:name="co43" style:family="table-column">
      <style:table-column-properties fo:break-before="auto" style:column-width="13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ro15" style:family="table-row">
      <style:table-row-properties style:row-height="55.45pt" fo:break-before="auto" style:use-optimal-row-height="true"/>
    </style:style>
    <style:style style:name="ro16" style:family="table-row">
      <style:table-row-properties style:row-height="163.45pt" fo:break-before="auto" style:use-optimal-row-height="true"/>
    </style:style>
    <style:style style:name="ro17" style:family="table-row">
      <style:table-row-properties style:row-height="15pt" fo:break-before="auto" style:use-optimal-row-height="tru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69.7pt" fo:break-before="auto" style:use-optimal-row-height="false"/>
    </style:style>
    <style:style style:name="ro20" style:family="table-row">
      <style:table-row-properties style:row-height="73.45pt" fo:break-before="auto" style:use-optimal-row-height="false"/>
    </style:style>
    <style:style style:name="ro21" style:family="table-row">
      <style:table-row-properties style:row-height="88.44pt" fo:break-before="auto" style:use-optimal-row-height="false"/>
    </style:style>
    <style:style style:name="ro22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3" style:family="table-cell" style:parent-style-name="Default">
      <style:text-properties style:font-name-asian="Noto Sans CJK SC Regular" style:font-name-complex="FreeSans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6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color="#808080"/>
    </style:style>
    <style:style style:name="ce32" style:family="table-cell" style:parent-style-name="Default">
      <style:text-properties fo:color="#808080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0066cc" fo:font-size="11pt" style:font-size-asian="11pt" style:font-size-complex="11pt"/>
    </style:style>
    <style:style style:name="ce35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/>
      <style:text-properties fo:color="#cc3300" fo:font-size="12pt" style:font-size-asian="12pt" style:font-size-complex="12pt"/>
    </style:style>
    <style:style style:name="ce51" style:family="table-cell" style:parent-style-name="Default" style:data-style-name="N3">
      <style:text-properties style:font-name="Liberation Mono" style:font-name-asian="Noto Sans CJK SC Regular" style:font-name-complex="FreeSans"/>
    </style:style>
    <style:style style:name="ce52" style:family="table-cell" style:parent-style-name="Default" style:data-style-name="N10">
      <style:text-properties style:font-name="Liberation Mono" fo:font-weight="normal" style:font-name-asian="Noto Sans CJK SC Regular" style:font-weight-asian="normal" style:font-name-complex="FreeSans" style:font-weight-complex="normal"/>
    </style:style>
    <style:style style:name="ce53" style:family="table-cell" style:parent-style-name="Default">
      <style:text-properties style:font-name="Liberation Mono" style:font-name-asian="Noto Sans CJK SC Regular" style:font-name-complex="FreeSans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font-name="Courier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ff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3">
      <style:text-properties fo:font-weight="bold" style:font-weight-asian="bold" style:font-weight-complex="bold"/>
    </style:style>
    <style:style style:name="ce60" style:family="table-cell" style:parent-style-name="Default" style:data-style-name="N3"/>
    <style:style style:name="ce61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2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#ffff00"/>
      <style:text-properties style:font-name="Liberation Mono" style:font-name-asian="Noto Sans CJK SC Regular" style:font-name-complex="FreeSans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office:value-type="string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5" office:value-type="string" calcext:value-type="string">
            <text:p>для некоторых полей * 1000 (см “mapping (player_events)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table:number-columns-repeated="4"/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bitr_last=anyLastIf(field1, field1t&gt;0') и bitr_start = any(field1, field1t&gt;0'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4" office:value-type="string" calcext:value-type="string">
            <text:p>av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</table:table>
      <table:table table:name="type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ax_value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 table:number-columns-repeated="1022"/>
        </table:table-row>
      </table:table>
      <table:table table:name="log_source" table:style-name="ta1">
        <table:table-column table:style-name="co2" table:default-cell-style-name="ce18"/>
        <table:table-column table:style-name="co18" table:default-cell-style-name="ce18"/>
        <table:table-column table:style-name="co19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og.rutube.ru/dbg/player_stat</text:p>
          </table:table-cell>
          <table:table-cell table:style-name="ce18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yast.rutube.ru/track/</text:p>
          </table:table-cell>
          <table:table-cell table:style-name="ce18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18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32"/>
        <table:table-column table:style-name="co29" table:default-cell-style-name="ce32"/>
        <table:table-column table:style-name="co2" table:default-cell-style-name="ce24"/>
        <table:table-column table:style-name="co30" table:default-cell-style-name="ce24"/>
        <table:table-column table:style-name="co2" table:default-cell-style-name="ce24"/>
        <table:table-column table:style-name="co31" table:default-cell-style-name="ce24"/>
        <table:table-column table:style-name="co2" table:number-columns-repeated="1008" table:default-cell-style-name="ce24"/>
        <table:table-row table:style-name="ro8">
          <table:table-cell table:style-name="ce20" office:value-type="string" calcext:value-type="string">
            <text:p>param</text:p>
          </table:table-cell>
          <table:table-cell table:style-name="ce18" office:value-type="string" calcext:value-type="string">
            <text:p>value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data_type</text:p>
          </table:table-cell>
          <table:table-cell table:style-name="ce21" office:value-type="string" calcext:value-type="string">
            <text:p>player_events_v5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field_from</text:p>
          </table:table-cell>
          <table:table-cell table:style-name="ce21" office:value-type="string" calcext:value-type="string">
            <text:p>adxref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field_type</text:p>
          </table:table-cell>
          <table:table-cell table:style-name="ce21" office:value-type="string" calcext:value-type="string">
            <text:p>LogCharField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2"/>
          <table:table-cell table:style-name="Default" table:number-columns-repeated="2"/>
          <table:table-cell table:style-name="ce27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3"/>
          <table:table-cell table:style-name="Default"/>
          <table:table-cell table:style-name="ce31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3" office:value-type="string" calcext:value-type="string">
            <text:p>param</text:p>
          </table:table-cell>
          <table:table-cell table:style-name="ce23" office:value-type="string" calcext:value-type="string">
            <text:p>db_name</text:p>
          </table:table-cell>
          <table:table-cell table:style-name="ce23" office:value-type="string" calcext:value-type="string">
            <text:p>field_type</text:p>
          </table:table-cell>
          <table:table-cell table:style-name="ce23" office:value-type="string" calcext:value-type="string">
            <text:p>ad.mail.ru</text:p>
          </table:table-cell>
          <table:table-cell table:style-name="ce23" office:value-type="string" calcext:value-type="string">
            <text:p>out.pladform.ru</text:p>
          </table:table-cell>
          <table:table-cell table:style-name="ce23" office:value-type="string" calcext:value-type="string">
            <text:p>ads.adfox.ru</text:p>
          </table:table-cell>
          <table:table-cell table:style-name="ce23" office:value-type="string" calcext:value-type="string">
            <text:p>description</text:p>
          </table:table-cell>
          <table:table-cell table:style-name="Default"/>
          <table:table-cell table:style-name="ce30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4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5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4"/>
          <table:table-cell/>
          <table:table-cell table:style-name="ce23"/>
          <table:table-cell table:number-columns-repeated="1009"/>
        </table:table-row>
        <table:table-row table:style-name="ro8">
          <table:table-cell table:style-name="ce25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ce25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ce25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525" calcext:value-type="float">
            <text:p>525</text:p>
          </table:table-cell>
          <table:table-cell table:style-name="ce25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28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28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6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28" office:value-type="string" calcext:value-type="string">
            <text:p>https://vk.com/brandnewshow?z=video-23459697_456246425/6dcab764c9c9366c7f/pl_wall_-54387561</text:p>
          </table:table-cell>
          <table:table-cell table:style-name="ce28" office:value-type="string" calcext:value-type="string">
            <text:p>gum-gum-streaming.com</text:p>
          </table:table-cell>
          <table:table-cell table:style-name="ce25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5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5"/>
        <table:table-column table:style-name="co33" table:default-cell-style-name="ce35"/>
        <table:table-column table:style-name="co34" table:default-cell-style-name="ce38"/>
        <table:table-column table:style-name="co35" table:default-cell-style-name="ce35"/>
        <table:table-column table:style-name="co36" table:default-cell-style-name="ce48"/>
        <table:table-column table:style-name="co37" table:default-cell-style-name="ce35"/>
        <table:table-column table:style-name="co2" table:number-columns-repeated="1017" table:default-cell-style-name="ce35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61.68pt" svg:x="921.69pt" svg:y="0pt" draw:caption-point-x="-17.29pt" draw:caption-point-y="0.28pt">
              <dc:date>2017-04-21T00:00:00</dc:date>
              <text:p text:style-name="P1">(!) после копирования выпилиьт двойные кавычки</text:p>
            </office:annotation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47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dt</text:p>
          </table:table-cell>
          <table:table-cell table:style-name="ce36" office:value-type="string" calcext:value-type="string">
            <text:p>Date</text:p>
          </table:table-cell>
          <table:table-cell table:style-name="ce39" table:formula="of:=&quot;'{{&quot; &amp; [.A2] &amp; &quot;}}',&quot;" office:value-type="string" office:string-value="'{{dt}}'," calcext:value-type="string">
            <text:p>'{{dt}}',</text:p>
          </table:table-cell>
          <table:table-cell table:style-name="ce45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log_source</text:p>
          </table:table-cell>
          <table:table-cell table:style-name="ce36" office:value-type="string" calcext:value-type="string">
            <text:p>Int8</text:p>
          </table:table-cell>
          <table:table-cell table:style-name="ce39" office:value-type="string" calcext:value-type="string">
            <text:p>coalesce((f1.row#&gt;&gt;'{log_source}')<text:span text:style-name="T3">::float</text:span>::int, -1),</text:p>
          </table:table-cell>
          <table:table-cell table:style-name="ce45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log_versio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5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6" office:value-type="string" calcext:value-type="string">
            <text:p>user_id</text:p>
          </table:table-cell>
          <table:table-cell table:style-name="ce36" office:value-type="string" calcext:value-type="string">
            <text:p>Int64</text:p>
          </table:table-cell>
          <table:table-cell table:style-name="ce40" office:value-type="string" calcext:value-type="string">
            <office:annotation draw:style-name="gr2" draw:text-style-name="P2" svg:width="82.18pt" svg:height="61.68pt" svg:x="921.69pt" svg:y="47.06pt" draw:caption-point-x="-17.29pt" draw:caption-point-y="15.22pt">
              <dc:date>2017-03-28T00:00:00</dc:date>
              <text:p text:style-name="P1"><text:span text:style-name="T1">При копировании выпилить внешние кавычки</text:span></text:p>
            </office:annotation>
            <text:p><text:span text:style-name="T4">(</text:span></text:p>
            <text:p><text:span text:style-name="T4">'x' </text:span></text:p>
            <text:p><text:span text:style-name="T4">||</text:span></text:p>
            <text:p><text:span text:style-name="T4">lpad(substr(replace(f1.row#&gt;&gt;'{info_cid}', '-', ''), 1, 16), 16, '0')</text:span></text:p>
            <text:p><text:span text:style-name="T4">)::bit(64)::bigint,</text:span></text:p>
          </table:table-cell>
          <table:table-cell table:style-name="ce45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6" office:value-type="string" calcext:value-type="string">
            <text:p>session_id</text:p>
          </table:table-cell>
          <table:table-cell table:style-name="ce36" office:value-type="string" calcext:value-type="string">
            <text:p>Int32</text:p>
          </table:table-cell>
          <table:table-cell table:style-name="ce41" office:value-type="string" calcext:value-type="string">
            <text:p><text:span text:style-name="T3">(</text:span></text:p>
            <text:p><text:span text:style-name="T3">'x'</text:span></text:p>
            <text:p><text:span text:style-name="T3">||</text:span></text:p>
            <text:p><text:span text:style-name="T3">lpad(substr(replace(f1.row#&gt;&gt;'{info_pid}', '-', ''), 1, 6), 6, '0')</text:span></text:p>
            <text:p><text:span text:style-name="T3">||</text:span></text:p>
            <text:p><text:span text:style-name="T3">lpad(to_hex(coalesce((f1.row#&gt;&gt;'{info_mid}')::float::int, 255)), 2, '0') -- lpad(to_hex(coalesce((f1.row#&gt;&gt;'{info_mid}')::float::int, 65535)), 4, '0')</text:span></text:p>
            <text:p><text:span text:style-name="T3">)::bit(32)::int,</text:span></text:p>
          </table:table-cell>
          <table:table-cell table:style-name="ce45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cid</text:p>
          </table:table-cell>
          <table:table-cell table:style-name="ce37" office:value-type="string" calcext:value-type="string">
            <text:p>FixedString(32) </text:p>
          </table:table-cell>
          <table:table-cell table:style-name="ce40" office:value-type="string" calcext:value-type="string">
            <text:p>replace(f1.row#&gt;&gt;'{info_cid}', '-', ''),</text:p>
          </table:table-cell>
          <table:table-cell table:style-name="ce45"/>
          <table:table-cell table:formula="of:=&quot;, &quot; &amp; [player_events.A7] &amp; &quot; &quot; &amp; [player_events.B7]" office:value-type="string" office:string-value=", info_cid FixedString(32) " calcext:value-type="string">
            <text:p>, info_cid FixedString(32) 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ts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f1.row#&gt;&gt;'{ts}',</text:p>
          </table:table-cell>
          <table:table-cell table:style-name="ce45"/>
          <table:table-cell table:formula="of:=&quot;, &quot; &amp; [player_events.A8] &amp; &quot; &quot; &amp; [player_events.B8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p</text:p>
          </table:table-cell>
          <table:table-cell table:style-name="ce36" office:value-type="string" calcext:value-type="string">
            <text:p>UInt32</text:p>
          </table:table-cell>
          <table:table-cell table:style-name="ce40" office:value-type="string" calcext:value-type="string">
            <text:p>((f1.row#&gt;&gt;'{ip}')::inet - '0.0.0.0'::inet), <text:s text:c="21"/></text:p>
          </table:table-cell>
          <table:table-cell table:style-name="ce45"/>
          <table:table-cell table:formula="of:=&quot;, &quot; &amp; [player_events.A9] &amp; &quot; &quot; &amp; [player_events.B9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upload_session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{{session_id}},</text:p>
          </table:table-cell>
          <table:table-cell table:style-name="ce45"/>
          <table:table-cell table:formula="of:=&quot;, &quot; &amp; [player_events.A10] &amp; &quot; &quot; &amp; [player_events.B10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geo_city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coalesce((f1.row#&gt;&gt;'{city, id}')<text:span text:style-name="T3">::float</text:span>::int, 0),</text:p>
          </table:table-cell>
          <table:table-cell table:style-name="ce45"/>
          <table:table-cell table:formula="of:=&quot;, &quot; &amp; [player_events.A11] &amp; &quot; &quot; &amp; [player_events.B11]" office:value-type="string" office:string-value=", geo_city_id UInt32" calcext:value-type="string">
            <text:p>, geo_city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geo_region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coalesce((f1.row#&gt;&gt;'{region, id}')<text:span text:style-name="T3">::float</text:span>::int, 0),</text:p>
          </table:table-cell>
          <table:table-cell table:style-name="ce45"/>
          <table:table-cell table:formula="of:=&quot;, &quot; &amp; [player_events.A12] &amp; &quot; &quot; &amp; [player_events.B12]" office:value-type="string" office:string-value=", geo_region_id UInt32" calcext:value-type="string">
            <text:p>, geo_region_id U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geo_country</text:p>
          </table:table-cell>
          <table:table-cell table:style-name="ce36" office:value-type="string" calcext:value-type="string">
            <text:p>FixedString(2) </text:p>
          </table:table-cell>
          <table:table-cell table:style-name="ce39" office:value-type="string" calcext:value-type="string">
            <text:p>coalesce((f1.row#&gt;&gt;'{country, iso_code}'), ''),</text:p>
          </table:table-cell>
          <table:table-cell table:style-name="ce45"/>
          <table:table-cell table:formula="of:=&quot;, &quot; &amp; [player_events.A13] &amp; &quot; &quot; &amp; [player_events.B13]" office:value-type="string" office:string-value=", geo_country FixedString(2) " calcext:value-type="string">
            <text:p>, geo_country FixedString(2) 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0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scheme}', f1.row#&gt;&gt;'{ads_adref, scheme}', ''),</text:p>
          </table:table-cell>
          <table:table-cell table:style-name="ce45"/>
          <table:table-cell table:formula="of:=&quot;, &quot; &amp; [player_events.A14] &amp; &quot; &quot; &amp; [player_events.B14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0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netloc}', f1.row#&gt;&gt;'{ads_adref, netloc}', ''),</text:p>
          </table:table-cell>
          <table:table-cell table:style-name="ce45"/>
          <table:table-cell table:formula="of:=&quot;, &quot; &amp; [player_events.A15] &amp; &quot; &quot; &amp; [player_events.B15]" office:value-type="string" office:string-value=", ads_adref0_host String" calcext:value-type="string">
            <text:p>, ads_adref0_host String</text:p>
          </table:table-cell>
          <table:table-cell/>
          <table:table-cell table:style-name="ce45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0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path}', f1.row#&gt;&gt;'{ads_adref, path}', ''),</text:p>
          </table:table-cell>
          <table:table-cell table:style-name="ce45"/>
          <table:table-cell table:formula="of:=&quot;, &quot; &amp; [player_events.A16] &amp; &quot; &quot; &amp; [player_events.B16]" office:value-type="string" office:string-value=", ads_adref0_path String" calcext:value-type="string">
            <text:p>, ads_adref0_path String</text:p>
          </table:table-cell>
          <table:table-cell/>
          <table:table-cell table:style-name="ce45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0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query}', f1.row#&gt;&gt;'{ads_adref, query}', ''),</text:p>
          </table:table-cell>
          <table:table-cell table:style-name="ce45"/>
          <table:table-cell table:formula="of:=&quot;, &quot; &amp; [player_events.A17] &amp; &quot; &quot; &amp; [player_events.B17]" office:value-type="string" office:string-value=", ads_adref0_query String" calcext:value-type="string">
            <text:p>, ads_adref0_query String</text:p>
          </table:table-cell>
          <table:table-cell/>
          <table:table-cell table:style-name="ce45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1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scheme}', ''),</text:p>
          </table:table-cell>
          <table:table-cell table:style-name="ce45"/>
          <table:table-cell table:formula="of:=&quot;, &quot; &amp; [player_events.A18] &amp; &quot; &quot; &amp; [player_events.B18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netloc}', ''),</text:p>
          </table:table-cell>
          <table:table-cell table:style-name="ce45"/>
          <table:table-cell table:formula="of:=&quot;, &quot; &amp; [player_events.A19] &amp; &quot; &quot; &amp; [player_events.B19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path}', ''),</text:p>
          </table:table-cell>
          <table:table-cell table:style-name="ce45"/>
          <table:table-cell table:formula="of:=&quot;, &quot; &amp; [player_events.A20] &amp; &quot; &quot; &amp; [player_events.B20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query}', ''),</text:p>
          </table:table-cell>
          <table:table-cell table:style-name="ce45"/>
          <table:table-cell table:formula="of:=&quot;, &quot; &amp; [player_events.A21] &amp; &quot; &quot; &amp; [player_events.B21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scheme}', ''),</text:p>
          </table:table-cell>
          <table:table-cell table:style-name="ce45"/>
          <table:table-cell table:formula="of:=&quot;, &quot; &amp; [player_events.A22] &amp; &quot; &quot; &amp; [player_events.B22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netloc}', ''),</text:p>
          </table:table-cell>
          <table:table-cell table:style-name="ce45"/>
          <table:table-cell table:formula="of:=&quot;, &quot; &amp; [player_events.A23] &amp; &quot; &quot; &amp; [player_events.B23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path}', ''),</text:p>
          </table:table-cell>
          <table:table-cell table:style-name="ce45"/>
          <table:table-cell table:formula="of:=&quot;, &quot; &amp; [player_events.A24] &amp; &quot; &quot; &amp; [player_events.B24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query}', ''),</text:p>
          </table:table-cell>
          <table:table-cell table:style-name="ce45"/>
          <table:table-cell table:formula="of:=&quot;, &quot; &amp; [player_events.A25] &amp; &quot; &quot; &amp; [player_events.B25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scheme}', ''),</text:p>
          </table:table-cell>
          <table:table-cell table:style-name="ce45"/>
          <table:table-cell table:formula="of:=&quot;, &quot; &amp; [player_events.A26] &amp; &quot; &quot; &amp; [player_events.B26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netloc}', ''),</text:p>
          </table:table-cell>
          <table:table-cell table:style-name="ce45"/>
          <table:table-cell table:formula="of:=&quot;, &quot; &amp; [player_events.A27] &amp; &quot; &quot; &amp; [player_events.B27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path}', ''),</text:p>
          </table:table-cell>
          <table:table-cell table:style-name="ce45"/>
          <table:table-cell table:formula="of:=&quot;, &quot; &amp; [player_events.A28] &amp; &quot; &quot; &amp; [player_events.B28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query}', ''),</text:p>
          </table:table-cell>
          <table:table-cell table:style-name="ce45"/>
          <table:table-cell table:formula="of:=&quot;, &quot; &amp; [player_events.A29] &amp; &quot; &quot; &amp; [player_events.B29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scheme}', ''),</text:p>
          </table:table-cell>
          <table:table-cell table:style-name="ce45"/>
          <table:table-cell table:formula="of:=&quot;, &quot; &amp; [player_events.A30] &amp; &quot; &quot; &amp; [player_events.B30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netloc}', ''),</text:p>
          </table:table-cell>
          <table:table-cell table:style-name="ce45"/>
          <table:table-cell table:formula="of:=&quot;, &quot; &amp; [player_events.A31] &amp; &quot; &quot; &amp; [player_events.B31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path}', ''),</text:p>
          </table:table-cell>
          <table:table-cell table:style-name="ce45"/>
          <table:table-cell table:formula="of:=&quot;, &quot; &amp; [player_events.A32] &amp; &quot; &quot; &amp; [player_events.B32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query}', ''),</text:p>
          </table:table-cell>
          <table:table-cell table:style-name="ce45"/>
          <table:table-cell table:formula="of:=&quot;, &quot; &amp; [player_events.A33] &amp; &quot; &quot; &amp; [player_events.B33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scheme}', ''),</text:p>
          </table:table-cell>
          <table:table-cell table:style-name="ce45"/>
          <table:table-cell table:formula="of:=&quot;, &quot; &amp; [player_events.A34] &amp; &quot; &quot; &amp; [player_events.B34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netloc}', ''),</text:p>
          </table:table-cell>
          <table:table-cell table:style-name="ce45"/>
          <table:table-cell table:formula="of:=&quot;, &quot; &amp; [player_events.A35] &amp; &quot; &quot; &amp; [player_events.B35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path}', ''),</text:p>
          </table:table-cell>
          <table:table-cell table:style-name="ce45"/>
          <table:table-cell table:formula="of:=&quot;, &quot; &amp; [player_events.A36] &amp; &quot; &quot; &amp; [player_events.B36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query}', ''),</text:p>
          </table:table-cell>
          <table:table-cell table:style-name="ce45"/>
          <table:table-cell table:formula="of:=&quot;, &quot; &amp; [player_events.A37] &amp; &quot; &quot; &amp; [player_events.B37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scheme}', ''),</text:p>
          </table:table-cell>
          <table:table-cell table:style-name="ce45"/>
          <table:table-cell table:formula="of:=&quot;, &quot; &amp; [player_events.A38] &amp; &quot; &quot; &amp; [player_events.B38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netloc}', ''),</text:p>
          </table:table-cell>
          <table:table-cell table:style-name="ce45"/>
          <table:table-cell table:formula="of:=&quot;, &quot; &amp; [player_events.A39] &amp; &quot; &quot; &amp; [player_events.B39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path}', ''),</text:p>
          </table:table-cell>
          <table:table-cell table:style-name="ce45"/>
          <table:table-cell table:formula="of:=&quot;, &quot; &amp; [player_events.A40] &amp; &quot; &quot; &amp; [player_events.B40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query}', ''),</text:p>
          </table:table-cell>
          <table:table-cell table:style-name="ce45"/>
          <table:table-cell table:formula="of:=&quot;, &quot; &amp; [player_events.A41] &amp; &quot; &quot; &amp; [player_events.B41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2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5" table:formula="of:=MID([player_events.A42];18;20)" office:value-type="string" office:string-value="puid1" calcext:value-type="string">
            <text:p>puid1</text:p>
          </table:table-cell>
          <table:table-cell table:formula="of:=&quot;, &quot; &amp; [player_events.A42] &amp; &quot; &quot; &amp; [player_events.B42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3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5" table:formula="of:=MID([player_events.A43];18;20)" office:value-type="string" office:string-value="puid2" calcext:value-type="string">
            <text:p>puid2</text:p>
          </table:table-cell>
          <table:table-cell table:formula="of:=&quot;, &quot; &amp; [player_events.A43] &amp; &quot; &quot; &amp; [player_events.B43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4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5" table:formula="of:=MID([player_events.A44];18;20)" office:value-type="string" office:string-value="puid3" calcext:value-type="string">
            <text:p>puid3</text:p>
          </table:table-cell>
          <table:table-cell table:formula="of:=&quot;, &quot; &amp; [player_events.A44] &amp; &quot; &quot; &amp; [player_events.B44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4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5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5" table:formula="of:=MID([player_events.A45];18;20)" office:value-type="string" office:string-value="puid4" calcext:value-type="string">
            <text:p>puid4</text:p>
          </table:table-cell>
          <table:table-cell table:formula="of:=&quot;, &quot; &amp; [player_events.A45] &amp; &quot; &quot; &amp; [player_events.B45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5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6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5" table:formula="of:=MID([player_events.A46];18;20)" office:value-type="string" office:string-value="puid5" calcext:value-type="string">
            <text:p>puid5</text:p>
          </table:table-cell>
          <table:table-cell table:formula="of:=&quot;, &quot; &amp; [player_events.A46] &amp; &quot; &quot; &amp; [player_events.B46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6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7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5" table:formula="of:=MID([player_events.A47];18;20)" office:value-type="string" office:string-value="puid6" calcext:value-type="string">
            <text:p>puid6</text:p>
          </table:table-cell>
          <table:table-cell table:formula="of:=&quot;, &quot; &amp; [player_events.A47] &amp; &quot; &quot; &amp; [player_events.B47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7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8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5" table:formula="of:=MID([player_events.A48];18;20)" office:value-type="string" office:string-value="puid7" calcext:value-type="string">
            <text:p>puid7</text:p>
          </table:table-cell>
          <table:table-cell table:formula="of:=&quot;, &quot; &amp; [player_events.A48] &amp; &quot; &quot; &amp; [player_events.B48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8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9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5" table:formula="of:=MID([player_events.A49];18;20)" office:value-type="string" office:string-value="puid8" calcext:value-type="string">
            <text:p>puid8</text:p>
          </table:table-cell>
          <table:table-cell table:formula="of:=&quot;, &quot; &amp; [player_events.A49] &amp; &quot; &quot; &amp; [player_events.B49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9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0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5" table:formula="of:=MID([player_events.A50];18;20)" office:value-type="string" office:string-value="puid9" calcext:value-type="string">
            <text:p>puid9</text:p>
          </table:table-cell>
          <table:table-cell table:formula="of:=&quot;, &quot; &amp; [player_events.A50] &amp; &quot; &quot; &amp; [player_events.B50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0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1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5" table:formula="of:=MID([player_events.A51];18;20)" office:value-type="string" office:string-value="puid10" calcext:value-type="string">
            <text:p>puid10</text:p>
          </table:table-cell>
          <table:table-cell table:formula="of:=&quot;, &quot; &amp; [player_events.A51] &amp; &quot; &quot; &amp; [player_events.B51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2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5" table:formula="of:=MID([player_events.A52];18;20)" office:value-type="string" office:string-value="puid11" calcext:value-type="string">
            <text:p>puid11</text:p>
          </table:table-cell>
          <table:table-cell table:formula="of:=&quot;, &quot; &amp; [player_events.A52] &amp; &quot; &quot; &amp; [player_events.B52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3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5" table:formula="of:=MID([player_events.A53];18;20)" office:value-type="string" office:string-value="puid12" calcext:value-type="string">
            <text:p>puid12</text:p>
          </table:table-cell>
          <table:table-cell table:formula="of:=&quot;, &quot; &amp; [player_events.A53] &amp; &quot; &quot; &amp; [player_events.B53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4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5" table:formula="of:=MID([player_events.A54];18;20)" office:value-type="string" office:string-value="puid13" calcext:value-type="string">
            <text:p>puid13</text:p>
          </table:table-cell>
          <table:table-cell table:formula="of:=&quot;, &quot; &amp; [player_events.A54] &amp; &quot; &quot; &amp; [player_events.B54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4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5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5" table:formula="of:=MID([player_events.A55];18;20)" office:value-type="string" office:string-value="puid14" calcext:value-type="string">
            <text:p>puid14</text:p>
          </table:table-cell>
          <table:table-cell table:formula="of:=&quot;, &quot; &amp; [player_events.A55] &amp; &quot; &quot; &amp; [player_events.B55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5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6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5" table:formula="of:=MID([player_events.A56];18;20)" office:value-type="string" office:string-value="puid15" calcext:value-type="string">
            <text:p>puid15</text:p>
          </table:table-cell>
          <table:table-cell table:formula="of:=&quot;, &quot; &amp; [player_events.A56] &amp; &quot; &quot; &amp; [player_events.B56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6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7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5" table:formula="of:=MID([player_events.A57];18;20)" office:value-type="string" office:string-value="puid16" calcext:value-type="string">
            <text:p>puid16</text:p>
          </table:table-cell>
          <table:table-cell table:formula="of:=&quot;, &quot; &amp; [player_events.A57] &amp; &quot; &quot; &amp; [player_events.B57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7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8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5" table:formula="of:=MID([player_events.A58];18;20)" office:value-type="string" office:string-value="puid17" calcext:value-type="string">
            <text:p>puid17</text:p>
          </table:table-cell>
          <table:table-cell table:formula="of:=&quot;, &quot; &amp; [player_events.A58] &amp; &quot; &quot; &amp; [player_events.B58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8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9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5" table:formula="of:=MID([player_events.A59];18;20)" office:value-type="string" office:string-value="puid18" calcext:value-type="string">
            <text:p>puid18</text:p>
          </table:table-cell>
          <table:table-cell table:formula="of:=&quot;, &quot; &amp; [player_events.A59] &amp; &quot; &quot; &amp; [player_events.B59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9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0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5" table:formula="of:=MID([player_events.A60];18;20)" office:value-type="string" office:string-value="puid19" calcext:value-type="string">
            <text:p>puid19</text:p>
          </table:table-cell>
          <table:table-cell table:formula="of:=&quot;, &quot; &amp; [player_events.A60] &amp; &quot; &quot; &amp; [player_events.B60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0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1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5" table:formula="of:=MID([player_events.A61];18;20)" office:value-type="string" office:string-value="puid20" calcext:value-type="string">
            <text:p>puid20</text:p>
          </table:table-cell>
          <table:table-cell table:formula="of:=&quot;, &quot; &amp; [player_events.A61] &amp; &quot; &quot; &amp; [player_events.B61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2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5" table:formula="of:=MID([player_events.A62];18;20)" office:value-type="string" office:string-value="puid21" calcext:value-type="string">
            <text:p>puid21</text:p>
          </table:table-cell>
          <table:table-cell table:formula="of:=&quot;, &quot; &amp; [player_events.A62] &amp; &quot; &quot; &amp; [player_events.B62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3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5" table:formula="of:=MID([player_events.A63];18;20)" office:value-type="string" office:string-value="puid22" calcext:value-type="string">
            <text:p>puid22</text:p>
          </table:table-cell>
          <table:table-cell table:formula="of:=&quot;, &quot; &amp; [player_events.A63] &amp; &quot; &quot; &amp; [player_events.B63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3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4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5" table:formula="of:=MID([player_events.A64];18;20)" office:value-type="string" office:string-value="puid33" calcext:value-type="string">
            <text:p>puid33</text:p>
          </table:table-cell>
          <table:table-cell table:formula="of:=&quot;, &quot; &amp; [player_events.A64] &amp; &quot; &quot; &amp; [player_events.B64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duratio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5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5" table:formula="of:=MID([player_events.A65];18;20)" office:value-type="string" office:string-value="duration" calcext:value-type="string">
            <text:p>duration</text:p>
          </table:table-cell>
          <table:table-cell table:formula="of:=&quot;, &quot; &amp; [player_events.A65] &amp; &quot; &quot; &amp; [player_events.B65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id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6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5" table:formula="of:=MID([player_events.A66];18;20)" office:value-type="string" office:string-value="eid1" calcext:value-type="string">
            <text:p>eid1</text:p>
          </table:table-cell>
          <table:table-cell table:formula="of:=&quot;, &quot; &amp; [player_events.A66] &amp; &quot; &quot; &amp; [player_events.B66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id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7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5" table:formula="of:=MID([player_events.A67];18;20)" office:value-type="string" office:string-value="eid2" calcext:value-type="string">
            <text:p>eid2</text:p>
          </table:table-cell>
          <table:table-cell table:formula="of:=&quot;, &quot; &amp; [player_events.A67] &amp; &quot; &quot; &amp; [player_events.B67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8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5" table:formula="of:=MID([player_events.A68];18;20)" office:value-type="string" office:string-value="a" calcext:value-type="string">
            <text:p>a</text:p>
          </table:table-cell>
          <table:table-cell table:formula="of:=&quot;, &quot; &amp; [player_events.A68] &amp; &quot; &quot; &amp; [player_events.B68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g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9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5" table:formula="of:=MID([player_events.A69];18;20)" office:value-type="string" office:string-value="g" calcext:value-type="string">
            <text:p>g</text:p>
          </table:table-cell>
          <table:table-cell table:formula="of:=&quot;, &quot; &amp; [player_events.A69] &amp; &quot; &quot; &amp; [player_events.B69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0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5" table:formula="of:=MID([player_events.A70];18;20)" office:value-type="string" office:string-value="pl" calcext:value-type="string">
            <text:p>pl</text:p>
          </table:table-cell>
          <table:table-cell table:formula="of:=&quot;, &quot; &amp; [player_events.A70] &amp; &quot; &quot; &amp; [player_events.B70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custo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1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5" table:formula="of:=MID([player_events.A71];18;20)" office:value-type="string" office:string-value="custom" calcext:value-type="string">
            <text:p>custom</text:p>
          </table:table-cell>
          <table:table-cell table:formula="of:=&quot;, &quot; &amp; [player_events.A71] &amp; &quot; &quot; &amp; [player_events.B71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2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5" table:formula="of:=MID([player_events.A72];18;20)" office:value-type="string" office:string-value="type" calcext:value-type="string">
            <text:p>type</text:p>
          </table:table-cell>
          <table:table-cell table:formula="of:=&quot;, &quot; &amp; [player_events.A72] &amp; &quot; &quot; &amp; [player_events.B72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licens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3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5" table:formula="of:=MID([player_events.A73];18;20)" office:value-type="string" office:string-value="license" calcext:value-type="string">
            <text:p>license</text:p>
          </table:table-cell>
          <table:table-cell table:formula="of:=&quot;, &quot; &amp; [player_events.A73] &amp; &quot; &quot; &amp; [player_events.B73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hemati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4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5" table:formula="of:=MID([player_events.A74];18;20)" office:value-type="string" office:string-value="thematic" calcext:value-type="string">
            <text:p>thematic</text:p>
          </table:table-cell>
          <table:table-cell table:formula="of:=&quot;, &quot; &amp; [player_events.A74] &amp; &quot; &quot; &amp; [player_events.B74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fullthemati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5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5" table:formula="of:=MID([player_events.A75];18;20)" office:value-type="string" office:string-value="fullthematic" calcext:value-type="string">
            <text:p>fullthematic</text:p>
          </table:table-cell>
          <table:table-cell table:formula="of:=&quot;, &quot; &amp; [player_events.A75] &amp; &quot; &quot; &amp; [player_events.B75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g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6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5" table:formula="of:=MID([player_events.A76];18;20)" office:value-type="string" office:string-value="age" calcext:value-type="string">
            <text:p>age</text:p>
          </table:table-cell>
          <table:table-cell table:formula="of:=&quot;, &quot; &amp; [player_events.A76] &amp; &quot; &quot; &amp; [player_events.B76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durationlis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7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5" table:formula="of:=MID([player_events.A77];18;20)" office:value-type="string" office:string-value="durationlist" calcext:value-type="string">
            <text:p>durationlist</text:p>
          </table:table-cell>
          <table:table-cell table:formula="of:=&quot;, &quot; &amp; [player_events.A77] &amp; &quot; &quot; &amp; [player_events.B77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utoplay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8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5" table:formula="of:=MID([player_events.A78];18;20)" office:value-type="string" office:string-value="autoplay" calcext:value-type="string">
            <text:p>autoplay</text:p>
          </table:table-cell>
          <table:table-cell table:formula="of:=&quot;, &quot; &amp; [player_events.A78] &amp; &quot; &quot; &amp; [player_events.B78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fullscree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9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5" table:formula="of:=MID([player_events.A79];18;20)" office:value-type="string" office:string-value="fullscreen" calcext:value-type="string">
            <text:p>fullscreen</text:p>
          </table:table-cell>
          <table:table-cell table:formula="of:=&quot;, &quot; &amp; [player_events.A79] &amp; &quot; &quot; &amp; [player_events.B79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rutube_channel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0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5" table:formula="of:=MID([player_events.A80];18;20)" office:value-type="string" office:string-value="rutube_channel" calcext:value-type="string">
            <text:p>rutube_channel</text:p>
          </table:table-cell>
          <table:table-cell table:formula="of:=&quot;, &quot; &amp; [player_events.A80] &amp; &quot; &quot; &amp; [player_events.B80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xt_ca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1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5" table:formula="of:=MID([player_events.A81];18;20)" office:value-type="string" office:string-value="ext_cat" calcext:value-type="string">
            <text:p>ext_cat</text:p>
          </table:table-cell>
          <table:table-cell table:formula="of:=&quot;, &quot; &amp; [player_events.A81] &amp; &quot; &quot; &amp; [player_events.B81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xt_video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2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5" table:formula="of:=MID([player_events.A82];18;20)" office:value-type="string" office:string-value="ext_videoid" calcext:value-type="string">
            <text:p>ext_videoid</text:p>
          </table:table-cell>
          <table:table-cell table:formula="of:=&quot;, &quot; &amp; [player_events.A82] &amp; &quot; &quot; &amp; [player_events.B82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arge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3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5" table:formula="of:=MID([player_events.A83];18;20)" office:value-type="string" office:string-value="target" calcext:value-type="string">
            <text:p>target</text:p>
          </table:table-cell>
          <table:table-cell table:formula="of:=&quot;, &quot; &amp; [player_events.A83] &amp; &quot; &quot; &amp; [player_events.B83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4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5" table:formula="of:=MID([player_events.A84];18;20)" office:value-type="string" office:string-value="pp" calcext:value-type="string">
            <text:p>pp</text:p>
          </table:table-cell>
          <table:table-cell table:formula="of:=&quot;, &quot; &amp; [player_events.A84] &amp; &quot; &quot; &amp; [player_events.B84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s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5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5" table:formula="of:=MID([player_events.A85];18;20)" office:value-type="string" office:string-value="ps" calcext:value-type="string">
            <text:p>ps</text:p>
          </table:table-cell>
          <table:table-cell table:formula="of:=&quot;, &quot; &amp; [player_events.A85] &amp; &quot; &quot; &amp; [player_events.B85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6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5" table:formula="of:=MID([player_events.A86];18;20)" office:value-type="string" office:string-value="p2" calcext:value-type="string">
            <text:p>p2</text:p>
          </table:table-cell>
          <table:table-cell table:formula="of:=&quot;, &quot; &amp; [player_events.A86] &amp; &quot; &quot; &amp; [player_events.B86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f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7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5" table:formula="of:=MID([player_events.A87];18;20)" office:value-type="string" office:string-value="pfc" calcext:value-type="string">
            <text:p>pfc</text:p>
          </table:table-cell>
          <table:table-cell table:formula="of:=&quot;, &quot; &amp; [player_events.A87] &amp; &quot; &quot; &amp; [player_events.B87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fb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8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5" table:formula="of:=MID([player_events.A88];18;20)" office:value-type="string" office:string-value="pfb" calcext:value-type="string">
            <text:p>pfb</text:p>
          </table:table-cell>
          <table:table-cell table:formula="of:=&quot;, &quot; &amp; [player_events.A88] &amp; &quot; &quot; &amp; [player_events.B88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9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5" table:formula="of:=MID([player_events.A89];18;20)" office:value-type="string" office:string-value="plp" calcext:value-type="string">
            <text:p>plp</text:p>
          </table:table-cell>
          <table:table-cell table:formula="of:=&quot;, &quot; &amp; [player_events.A89] &amp; &quot; &quot; &amp; [player_events.B89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i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90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5" table:formula="of:=MID([player_events.A90];18;20)" office:value-type="string" office:string-value="pli" calcext:value-type="string">
            <text:p>pli</text:p>
          </table:table-cell>
          <table:table-cell table:formula="of:=&quot;, &quot; &amp; [player_events.A90] &amp; &quot; &quot; &amp; [player_events.B90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o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91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5" table:formula="of:=MID([player_events.A91];18;20)" office:value-type="string" office:string-value="pop" calcext:value-type="string">
            <text:p>pop</text:p>
          </table:table-cell>
          <table:table-cell table:formula="of:=&quot;, &quot; &amp; [player_events.A91] &amp; &quot; &quot; &amp; [player_events.B91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0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scheme}', f1.row#&gt;&gt;'{ads_adxrefw, scheme}', ''),</text:p>
          </table:table-cell>
          <table:table-cell table:style-name="ce45"/>
          <table:table-cell table:formula="of:=&quot;, &quot; &amp; [player_events.A92] &amp; &quot; &quot; &amp; [player_events.B92]" office:value-type="string" office:string-value=", ads_adxrefw0_scheme String" calcext:value-type="string">
            <text:p>, ads_adxrefw0_scheme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netloc}', f1.row#&gt;&gt;'{ads_adxrefw, netloc}', ''),</text:p>
          </table:table-cell>
          <table:table-cell table:style-name="ce45"/>
          <table:table-cell table:formula="of:=&quot;, &quot; &amp; [player_events.A93] &amp; &quot; &quot; &amp; [player_events.B93]" office:value-type="string" office:string-value=", ads_adxrefw0_host String" calcext:value-type="string">
            <text:p>, ads_adxrefw0_host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path}', f1.row#&gt;&gt;'{ads_adxrefw, path}', ''),</text:p>
          </table:table-cell>
          <table:table-cell table:style-name="ce45"/>
          <table:table-cell table:formula="of:=&quot;, &quot; &amp; [player_events.A94] &amp; &quot; &quot; &amp; [player_events.B94]" office:value-type="string" office:string-value=", ads_adxrefw0_path String" calcext:value-type="string">
            <text:p>, ads_adxrefw0_path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query}', f1.row#&gt;&gt;'{ads_adxrefw, query}', ''),</text:p>
          </table:table-cell>
          <table:table-cell table:style-name="ce45"/>
          <table:table-cell table:formula="of:=&quot;, &quot; &amp; [player_events.A95] &amp; &quot; &quot; &amp; [player_events.B95]" office:value-type="string" office:string-value=", ads_adxrefw0_query String" calcext:value-type="string">
            <text:p>, ads_adxrefw0_query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scheme}', ''),</text:p>
          </table:table-cell>
          <table:table-cell table:style-name="ce45"/>
          <table:table-cell table:formula="of:=&quot;, &quot; &amp; [player_events.A96] &amp; &quot; &quot; &amp; [player_events.B96]" office:value-type="string" office:string-value=", ads_adxrefw1_scheme String" calcext:value-type="string">
            <text:p>, ads_adxrefw1_scheme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netloc}', ''),</text:p>
          </table:table-cell>
          <table:table-cell table:style-name="ce45"/>
          <table:table-cell table:formula="of:=&quot;, &quot; &amp; [player_events.A97] &amp; &quot; &quot; &amp; [player_events.B97]" office:value-type="string" office:string-value=", ads_adxrefw1_host String" calcext:value-type="string">
            <text:p>, ads_adxrefw1_host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path}', ''),</text:p>
          </table:table-cell>
          <table:table-cell table:style-name="ce45"/>
          <table:table-cell table:formula="of:=&quot;, &quot; &amp; [player_events.A98] &amp; &quot; &quot; &amp; [player_events.B98]" office:value-type="string" office:string-value=", ads_adxrefw1_path String" calcext:value-type="string">
            <text:p>, ads_adxrefw1_path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query}', ''),</text:p>
          </table:table-cell>
          <table:table-cell table:style-name="ce45"/>
          <table:table-cell table:formula="of:=&quot;, &quot; &amp; [player_events.A99] &amp; &quot; &quot; &amp; [player_events.B99]" office:value-type="string" office:string-value=", ads_adxrefw1_query String" calcext:value-type="string">
            <text:p>, ads_adxrefw1_query String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2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scheme}', ''),</text:p>
          </table:table-cell>
          <table:table-cell table:style-name="ce45"/>
          <table:table-cell table:formula="of:=&quot;, &quot; &amp; [player_events.A100] &amp; &quot; &quot; &amp; [player_events.B100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netloc}', ''),</text:p>
          </table:table-cell>
          <table:table-cell table:style-name="ce45"/>
          <table:table-cell table:formula="of:=&quot;, &quot; &amp; [player_events.A101] &amp; &quot; &quot; &amp; [player_events.B101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path}', ''),</text:p>
          </table:table-cell>
          <table:table-cell table:style-name="ce45"/>
          <table:table-cell table:formula="of:=&quot;, &quot; &amp; [player_events.A102] &amp; &quot; &quot; &amp; [player_events.B102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query}', ''),</text:p>
          </table:table-cell>
          <table:table-cell table:style-name="ce45"/>
          <table:table-cell table:formula="of:=&quot;, &quot; &amp; [player_events.A103] &amp; &quot; &quot; &amp; [player_events.B103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scheme}', ''),</text:p>
          </table:table-cell>
          <table:table-cell table:style-name="ce45"/>
          <table:table-cell table:formula="of:=&quot;, &quot; &amp; [player_events.A104] &amp; &quot; &quot; &amp; [player_events.B104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netloc}', ''),</text:p>
          </table:table-cell>
          <table:table-cell table:style-name="ce45"/>
          <table:table-cell table:formula="of:=&quot;, &quot; &amp; [player_events.A105] &amp; &quot; &quot; &amp; [player_events.B105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path}', ''),</text:p>
          </table:table-cell>
          <table:table-cell table:style-name="ce45"/>
          <table:table-cell table:formula="of:=&quot;, &quot; &amp; [player_events.A106] &amp; &quot; &quot; &amp; [player_events.B106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query}', ''),</text:p>
          </table:table-cell>
          <table:table-cell table:style-name="ce45"/>
          <table:table-cell table:formula="of:=&quot;, &quot; &amp; [player_events.A107] &amp; &quot; &quot; &amp; [player_events.B107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scheme}', ''),</text:p>
          </table:table-cell>
          <table:table-cell table:style-name="ce45"/>
          <table:table-cell table:formula="of:=&quot;, &quot; &amp; [player_events.A108] &amp; &quot; &quot; &amp; [player_events.B108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netloc}', ''),</text:p>
          </table:table-cell>
          <table:table-cell table:style-name="ce45"/>
          <table:table-cell table:formula="of:=&quot;, &quot; &amp; [player_events.A109] &amp; &quot; &quot; &amp; [player_events.B109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path}', ''),</text:p>
          </table:table-cell>
          <table:table-cell table:style-name="ce45"/>
          <table:table-cell table:formula="of:=&quot;, &quot; &amp; [player_events.A110] &amp; &quot; &quot; &amp; [player_events.B110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query}', ''),</text:p>
          </table:table-cell>
          <table:table-cell table:style-name="ce45"/>
          <table:table-cell table:formula="of:=&quot;, &quot; &amp; [player_events.A111] &amp; &quot; &quot; &amp; [player_events.B111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scheme}', ''),</text:p>
          </table:table-cell>
          <table:table-cell table:style-name="ce45"/>
          <table:table-cell table:formula="of:=&quot;, &quot; &amp; [player_events.A112] &amp; &quot; &quot; &amp; [player_events.B112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netloc}', ''),</text:p>
          </table:table-cell>
          <table:table-cell table:style-name="ce45"/>
          <table:table-cell table:formula="of:=&quot;, &quot; &amp; [player_events.A113] &amp; &quot; &quot; &amp; [player_events.B113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path}', ''),</text:p>
          </table:table-cell>
          <table:table-cell table:style-name="ce45"/>
          <table:table-cell table:formula="of:=&quot;, &quot; &amp; [player_events.A114] &amp; &quot; &quot; &amp; [player_events.B114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query}', ''),</text:p>
          </table:table-cell>
          <table:table-cell table:style-name="ce45"/>
          <table:table-cell table:formula="of:=&quot;, &quot; &amp; [player_events.A115] &amp; &quot; &quot; &amp; [player_events.B115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scheme}', ''),</text:p>
          </table:table-cell>
          <table:table-cell table:style-name="ce45"/>
          <table:table-cell table:formula="of:=&quot;, &quot; &amp; [player_events.A116] &amp; &quot; &quot; &amp; [player_events.B116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netloc}', ''),</text:p>
          </table:table-cell>
          <table:table-cell table:style-name="ce45"/>
          <table:table-cell table:formula="of:=&quot;, &quot; &amp; [player_events.A117] &amp; &quot; &quot; &amp; [player_events.B117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path}', ''),</text:p>
          </table:table-cell>
          <table:table-cell table:style-name="ce45"/>
          <table:table-cell table:formula="of:=&quot;, &quot; &amp; [player_events.A118] &amp; &quot; &quot; &amp; [player_events.B118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query}', ''),</text:p>
          </table:table-cell>
          <table:table-cell table:style-name="ce45"/>
          <table:table-cell table:formula="of:=&quot;, &quot; &amp; [player_events.A119] &amp; &quot; &quot; &amp; [player_events.B119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schem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0]&amp;&quot;}', f1.row#&gt;&gt;'{ads_adxref, ref, &quot; &amp; [player_events.D120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5" table:formula="of:=MID([player_events.A120];10;20)" office:value-type="string" office:string-value="scheme" calcext:value-type="string">
            <text:p>scheme</text:p>
          </table:table-cell>
          <table:table-cell table:formula="of:=&quot;, &quot; &amp; [player_events.A120] &amp; &quot; &quot; &amp; [player_events.B120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sit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1]&amp;&quot;}', f1.row#&gt;&gt;'{ads_adxref, ref, &quot; &amp; [player_events.D121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5" table:formula="of:=MID([player_events.A121];10;20)" office:value-type="string" office:string-value="site" calcext:value-type="string">
            <text:p>site</text:p>
          </table:table-cell>
          <table:table-cell table:formula="of:=&quot;, &quot; &amp; [player_events.A121] &amp; &quot; &quot; &amp; [player_events.B121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host</text:p>
          </table:table-cell>
          <table:table-cell table:style-name="ce36" office:value-type="string" calcext:value-type="string">
            <text:p>String</text:p>
          </table:table-cell>
          <table:table-cell table:style-name="ce42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6"/>
          <table:table-cell table:formula="of:=&quot;, &quot; &amp; [player_events.A122] &amp; &quot; &quot; &amp; [player_events.B122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path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3]&amp;&quot;}', f1.row#&gt;&gt;'{ads_adxref, ref, &quot; &amp; [player_events.D123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5" table:formula="of:=MID([player_events.A123];10;20)" office:value-type="string" office:string-value="path" calcext:value-type="string">
            <text:p>path</text:p>
          </table:table-cell>
          <table:table-cell table:formula="of:=&quot;, &quot; &amp; [player_events.A123] &amp; &quot; &quot; &amp; [player_events.B123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4]&amp;&quot;}', f1.row#&gt;&gt;'{ads_adxref, ref, &quot; &amp; [player_events.D124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5" table:formula="of:=MID([player_events.A124];10;20)" office:value-type="string" office:string-value="query" calcext:value-type="string">
            <text:p>query</text:p>
          </table:table-cell>
          <table:table-cell table:formula="of:=&quot;, &quot; &amp; [player_events.A124] &amp; &quot; &quot; &amp; [player_events.B124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sourc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5]&amp;&quot;}', f1.row#&gt;&gt;'{ads_adxref, ref, query, &quot; &amp; [player_events.D125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5" table:formula="of:=MID([player_events.A125];16;20)" office:value-type="string" office:string-value="utm_source" calcext:value-type="string">
            <text:p>utm_source</text:p>
          </table:table-cell>
          <table:table-cell table:formula="of:=&quot;, &quot; &amp; [player_events.A125] &amp; &quot; &quot; &amp; [player_events.B125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campaig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5" table:formula="of:=MID([player_events.A126];16;20)" office:value-type="string" office:string-value="utm_campaign" calcext:value-type="string">
            <text:p>utm_campaign</text:p>
          </table:table-cell>
          <table:table-cell table:formula="of:=&quot;, &quot; &amp; [player_events.A126] &amp; &quot; &quot; &amp; [player_events.B126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mediu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5" table:formula="of:=MID([player_events.A127];16;20)" office:value-type="string" office:string-value="utm_medium" calcext:value-type="string">
            <text:p>utm_medium</text:p>
          </table:table-cell>
          <table:table-cell table:formula="of:=&quot;, &quot; &amp; [player_events.A127] &amp; &quot; &quot; &amp; [player_events.B127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bmstar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5" table:formula="of:=MID([player_events.A128];16;20)" office:value-type="string" office:string-value="bmstart" calcext:value-type="string">
            <text:p>bmstart</text:p>
          </table:table-cell>
          <table:table-cell table:formula="of:=&quot;, &quot; &amp; [player_events.A128] &amp; &quot; &quot; &amp; [player_events.B128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fro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5" table:formula="of:=MID([player_events.A129];16;20)" office:value-type="string" office:string-value="from" calcext:value-type="string">
            <text:p>from</text:p>
          </table:table-cell>
          <table:table-cell table:formula="of:=&quot;, &quot; &amp; [player_events.A129] &amp; &quot; &quot; &amp; [player_events.B129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pl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5" table:formula="of:=MID([player_events.A130];16;20)" office:value-type="string" office:string-value="pl_type" calcext:value-type="string">
            <text:p>pl_type</text:p>
          </table:table-cell>
          <table:table-cell table:formula="of:=&quot;, &quot; &amp; [player_events.A130] &amp; &quot; &quot; &amp; [player_events.B130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pl_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31]&amp;&quot;}', f1.row#&gt;&gt;'{ads_adxref, ref, query, &quot; &amp; [player_events.D131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5" table:formula="of:=MID([player_events.A131];16;20)" office:value-type="string" office:string-value="pl_id" calcext:value-type="string">
            <text:p>pl_id</text:p>
          </table:table-cell>
          <table:table-cell table:formula="of:=&quot;, &quot; &amp; [player_events.A131] &amp; &quot; &quot; &amp; [player_events.B131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, name}', ''),</text:p>
          </table:table-cell>
          <table:table-cell table:style-name="ce45"/>
          <table:table-cell table:formula="of:=&quot;, &quot; &amp; [player_events.A132] &amp; &quot; &quot; &amp; [player_events.B132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cod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, code}')::float::bigint, -1),</text:p>
          </table:table-cell>
          <table:table-cell table:style-name="ce45"/>
          <table:table-cell table:formula="of:=&quot;, &quot; &amp; [player_events.A133] &amp; &quot; &quot; &amp; [player_events.B133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msg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, msg}', ''),</text:p>
          </table:table-cell>
          <table:table-cell table:style-name="ce45"/>
          <table:table-cell table:formula="of:=&quot;, &quot; &amp; [player_events.A134] &amp; &quot; &quot; &amp; [player_events.B134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0, name}', f1.row#&gt;&gt;'{err_ads, name}', ''),</text:p>
          </table:table-cell>
          <table:table-cell table:style-name="ce45"/>
          <table:table-cell table:formula="of:=&quot;, &quot; &amp; [player_events.A135] &amp; &quot; &quot; &amp; [player_events.B135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5"/>
          <table:table-cell table:formula="of:=&quot;, &quot; &amp; [player_events.A136] &amp; &quot; &quot; &amp; [player_events.B136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0, msg}', f1.row#&gt;&gt;'{err_ads, msg}', ''),</text:p>
          </table:table-cell>
          <table:table-cell table:style-name="ce45"/>
          <table:table-cell table:formula="of:=&quot;, &quot; &amp; [player_events.A137] &amp; &quot; &quot; &amp; [player_events.B137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1, name}', ''),</text:p>
          </table:table-cell>
          <table:table-cell table:style-name="ce45"/>
          <table:table-cell table:formula="of:=&quot;, &quot; &amp; [player_events.A138] &amp; &quot; &quot; &amp; [player_events.B138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1, code}')::float::bigint, -1),</text:p>
          </table:table-cell>
          <table:table-cell table:style-name="ce45"/>
          <table:table-cell table:formula="of:=&quot;, &quot; &amp; [player_events.A139] &amp; &quot; &quot; &amp; [player_events.B139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1, msg}', ''),</text:p>
          </table:table-cell>
          <table:table-cell table:style-name="ce45"/>
          <table:table-cell table:formula="of:=&quot;, &quot; &amp; [player_events.A140] &amp; &quot; &quot; &amp; [player_events.B140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2, name}', ''),</text:p>
          </table:table-cell>
          <table:table-cell table:style-name="ce45"/>
          <table:table-cell table:formula="of:=&quot;, &quot; &amp; [player_events.A141] &amp; &quot; &quot; &amp; [player_events.B141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2, code}')::float::bigint, -1),</text:p>
          </table:table-cell>
          <table:table-cell table:style-name="ce45"/>
          <table:table-cell table:formula="of:=&quot;, &quot; &amp; [player_events.A142] &amp; &quot; &quot; &amp; [player_events.B142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2, msg}', ''),</text:p>
          </table:table-cell>
          <table:table-cell table:style-name="ce45"/>
          <table:table-cell table:formula="of:=&quot;, &quot; &amp; [player_events.A143] &amp; &quot; &quot; &amp; [player_events.B143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3, name}', ''),</text:p>
          </table:table-cell>
          <table:table-cell table:style-name="ce45"/>
          <table:table-cell table:formula="of:=&quot;, &quot; &amp; [player_events.A144] &amp; &quot; &quot; &amp; [player_events.B144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3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3, code}')::float::bigint, -1),</text:p>
          </table:table-cell>
          <table:table-cell table:style-name="ce45"/>
          <table:table-cell table:formula="of:=&quot;, &quot; &amp; [player_events.A145] &amp; &quot; &quot; &amp; [player_events.B145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3, msg}', ''),</text:p>
          </table:table-cell>
          <table:table-cell table:style-name="ce45"/>
          <table:table-cell table:formula="of:=&quot;, &quot; &amp; [player_events.A146] &amp; &quot; &quot; &amp; [player_events.B146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4, name}', ''),</text:p>
          </table:table-cell>
          <table:table-cell table:style-name="ce45"/>
          <table:table-cell table:formula="of:=&quot;, &quot; &amp; [player_events.A147] &amp; &quot; &quot; &amp; [player_events.B147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4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4, code}')::float::bigint, -1),</text:p>
          </table:table-cell>
          <table:table-cell table:style-name="ce45"/>
          <table:table-cell table:formula="of:=&quot;, &quot; &amp; [player_events.A148] &amp; &quot; &quot; &amp; [player_events.B148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4, msg}', ''),</text:p>
          </table:table-cell>
          <table:table-cell table:style-name="ce45"/>
          <table:table-cell table:formula="of:=&quot;, &quot; &amp; [player_events.A149] &amp; &quot; &quot; &amp; [player_events.B149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5, name}', ''),</text:p>
          </table:table-cell>
          <table:table-cell table:style-name="ce45"/>
          <table:table-cell table:formula="of:=&quot;, &quot; &amp; [player_events.A150] &amp; &quot; &quot; &amp; [player_events.B150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5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5, code}')::float::bigint, -1),</text:p>
          </table:table-cell>
          <table:table-cell table:style-name="ce45"/>
          <table:table-cell table:formula="of:=&quot;, &quot; &amp; [player_events.A151] &amp; &quot; &quot; &amp; [player_events.B151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5, msg}', ''),</text:p>
          </table:table-cell>
          <table:table-cell table:style-name="ce45"/>
          <table:table-cell table:formula="of:=&quot;, &quot; &amp; [player_events.A152] &amp; &quot; &quot; &amp; [player_events.B152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forma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format}', ''),</text:p>
          </table:table-cell>
          <table:table-cell table:style-name="ce45"/>
          <table:table-cell table:formula="of:=&quot;, &quot; &amp; [player_events.A153] &amp; &quot; &quot; &amp; [player_events.B153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0}', f1.row#&gt;&gt;'{ads_adid}', ''),</text:p>
          </table:table-cell>
          <table:table-cell table:style-name="ce45"/>
          <table:table-cell table:formula="of:=&quot;, &quot; &amp; [player_events.A154] &amp; &quot; &quot; &amp; [player_events.B154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1}', ''),</text:p>
          </table:table-cell>
          <table:table-cell table:style-name="ce45"/>
          <table:table-cell table:formula="of:=&quot;, &quot; &amp; [player_events.A155] &amp; &quot; &quot; &amp; [player_events.B155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2}', ''),</text:p>
          </table:table-cell>
          <table:table-cell table:style-name="ce45"/>
          <table:table-cell table:formula="of:=&quot;, &quot; &amp; [player_events.A156] &amp; &quot; &quot; &amp; [player_events.B156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3}', ''),</text:p>
          </table:table-cell>
          <table:table-cell table:style-name="ce45"/>
          <table:table-cell table:formula="of:=&quot;, &quot; &amp; [player_events.A157] &amp; &quot; &quot; &amp; [player_events.B157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4}', ''),</text:p>
          </table:table-cell>
          <table:table-cell table:style-name="ce45"/>
          <table:table-cell table:formula="of:=&quot;, &quot; &amp; [player_events.A158] &amp; &quot; &quot; &amp; [player_events.B158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5}', ''),</text:p>
          </table:table-cell>
          <table:table-cell table:style-name="ce45"/>
          <table:table-cell table:formula="of:=&quot;, &quot; &amp; [player_events.A159] &amp; &quot; &quot; &amp; [player_events.B159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creativead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creativeadid0}', f1.row#&gt;&gt;'{ads_creativeadid}', ''),</text:p>
          </table:table-cell>
          <table:table-cell table:style-name="ce45"/>
          <table:table-cell table:formula="of:=&quot;, &quot; &amp; [player_events.A160] &amp; &quot; &quot; &amp; [player_events.B160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creative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creativeid0}', f1.row#&gt;&gt;'{ads_creativeid}', ''),</text:p>
          </table:table-cell>
          <table:table-cell table:style-name="ce45"/>
          <table:table-cell table:formula="of:=&quot;, &quot; &amp; [player_events.A161] &amp; &quot; &quot; &amp; [player_events.B161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a}', ''),</text:p>
          </table:table-cell>
          <table:table-cell table:style-name="ce45"/>
          <table:table-cell table:formula="of:=&quot;, &quot; &amp; [player_events.A162] &amp; &quot; &quot; &amp; [player_events.B162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rwsr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3] &amp; &quot; &quot; &amp; [player_events.B163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fv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fv}', ''),</text:p>
          </table:table-cell>
          <table:table-cell table:style-name="ce45"/>
          <table:table-cell table:formula="of:=&quot;, &quot; &amp; [player_events.A164] &amp; &quot; &quot; &amp; [player_events.B164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ock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lock}', ''),</text:p>
          </table:table-cell>
          <table:table-cell table:style-name="ce45"/>
          <table:table-cell table:formula="of:=&quot;, &quot; &amp; [player_events.A165] &amp; &quot; &quot; &amp; [player_events.B165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p}', ''),</text:p>
          </table:table-cell>
          <table:table-cell table:style-name="ce45"/>
          <table:table-cell table:formula="of:=&quot;, &quot; &amp; [player_events.A166] &amp; &quot; &quot; &amp; [player_events.B166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q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q}', ''),</text:p>
          </table:table-cell>
          <table:table-cell table:style-name="ce45"/>
          <table:table-cell table:formula="of:=&quot;, &quot; &amp; [player_events.A167] &amp; &quot; &quot; &amp; [player_events.B167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wc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swch}', ''),</text:p>
          </table:table-cell>
          <table:table-cell table:style-name="ce45"/>
          <table:table-cell table:formula="of:=&quot;, &quot; &amp; [player_events.A168] &amp; &quot; &quot; &amp; [player_events.B168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bld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d}', ''),</text:p>
          </table:table-cell>
          <table:table-cell table:style-name="ce45"/>
          <table:table-cell table:formula="of:=&quot;, &quot; &amp; [player_events.A169] &amp; &quot; &quot; &amp; [player_events.B169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scheme}', ''),</text:p>
          </table:table-cell>
          <table:table-cell table:style-name="ce45"/>
          <table:table-cell table:formula="of:=&quot;, &quot; &amp; [player_events.A170] &amp; &quot; &quot; &amp; [player_events.B170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uc_host</text:p>
          </table:table-cell>
          <table:table-cell table:style-name="ce36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netloc}', ''),</text:p>
          </table:table-cell>
          <table:table-cell table:style-name="ce45"/>
          <table:table-cell table:formula="of:=&quot;, &quot; &amp; [player_events.A171] &amp; &quot; &quot; &amp; [player_events.B171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dir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dirname}', ''),</text:p>
          </table:table-cell>
          <table:table-cell table:style-name="ce45"/>
          <table:table-cell table:formula="of:=&quot;, &quot; &amp; [player_events.A172] &amp; &quot; &quot; &amp; [player_events.B172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file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filename}', ''),</text:p>
          </table:table-cell>
          <table:table-cell table:style-name="ce45"/>
          <table:table-cell table:formula="of:=&quot;, &quot; &amp; [player_events.A173] &amp; &quot; &quot; &amp; [player_events.B173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4">
          <table:table-cell table:style-name="ce36" office:value-type="string" calcext:value-type="string">
            <text:p>info_uid</text:p>
          </table:table-cell>
          <table:table-cell table:style-name="ce36" office:value-type="string" calcext:value-type="string">
            <text:p>String</text:p>
          </table:table-cell>
          <table:table-cell table:style-name="ce40" office:value-type="string" calcext:value-type="string">
            <text:p>case when (f1.row#&gt;&gt;'{info_uid}')&gt;'' then</text:p>
            <text:p>        case when (f1.row#&gt;&gt;'{log_source}')='0'</text:p>
            <text:p>        then</text:p>
            <text:p>                case when (f1.row#&gt;&gt;'{info_uid}')~'^\d+$' </text:p>
            <text:p>                then ((f1.row#&gt;&gt;'{info_uid}')<text:span text:style-name="T3">::float</text:span>::int # 12345)::varchar</text:p>
            <text:p>                else f1.row#&gt;&gt;'{info_uid}' end</text:p>
            <text:p>        else f1.row#&gt;&gt;'{info_uid}'</text:p>
            <text:p>        end</text:p>
            <text:p>Else ''</text:p>
            <text:p>End,</text:p>
          </table:table-cell>
          <table:table-cell table:style-name="ce45"/>
          <table:table-cell table:formula="of:=&quot;, &quot; &amp; [player_events.A174] &amp; &quot; &quot; &amp; [player_events.B174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ux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x, scheme}', ''),</text:p>
          </table:table-cell>
          <table:table-cell table:style-name="ce45"/>
          <table:table-cell table:formula="of:=&quot;, &quot; &amp; [player_events.A175] &amp; &quot; &quot; &amp; [player_events.B175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5">
          <table:table-cell table:style-name="ce36" office:value-type="string" calcext:value-type="string">
            <text:p>info_ux_host</text:p>
          </table:table-cell>
          <table:table-cell table:style-name="ce36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5"/>
          <table:table-cell table:formula="of:=&quot;, &quot; &amp; [player_events.A176] &amp; &quot; &quot; &amp; [player_events.B176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6" office:value-type="string" calcext:value-type="string">
            <text:p>info_ux_path</text:p>
          </table:table-cell>
          <table:table-cell table:style-name="ce36" office:value-type="string" calcext:value-type="string">
            <text:p>String</text:p>
          </table:table-cell>
          <table:table-cell table:style-name="ce44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5"/>
          <table:table-cell table:formula="of:=&quot;, &quot; &amp; [player_events.A177] &amp; &quot; &quot; &amp; [player_events.B177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6">
          <table:table-cell table:style-name="ce36" office:value-type="string" calcext:value-type="string">
            <text:p>track_id</text:p>
          </table:table-cell>
          <table:table-cell table:style-name="ce36" office:value-type="string" calcext:value-type="string">
            <text:p>UInt64</text:p>
          </table:table-cell>
          <table:table-cell table:style-name="ce42" office:value-type="string" calcext:value-type="string">
            <text:p>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float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8] &amp; &quot; &quot; &amp; [player_events.B178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track_type_id</text:p>
          </table:table-cell>
          <table:table-cell table:style-name="ce36" office:value-type="string" calcext:value-type="string">
            <text:p>UInt8</text:p>
          </table:table-cell>
          <table:table-cell table:style-name="ce42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uthor_id</text:p>
          </table:table-cell>
          <table:table-cell table:style-name="ce36" office:value-type="string" calcext:value-type="string">
            <text:p>Int32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author_id Int32" calcext:value-type="string">
            <text:p>, author_id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yast_view_type_id</text:p>
          </table:table-cell>
          <table:table-cell table:style-name="ce36" office:value-type="string" calcext:value-type="string">
            <text:p>Int16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yast_view_type_id Int16" calcext:value-type="string">
            <text:p>, yast_view_type_id Int16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yast_uagent_id</text:p>
          </table:table-cell>
          <table:table-cell table:style-name="ce36" office:value-type="string" calcext:value-type="string">
            <text:p>Int32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yast_uagent_id Int32" calcext:value-type="string">
            <text:p>, yast_uagent_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yast_refdomain_id</text:p>
          </table:table-cell>
          <table:table-cell table:style-name="ce36" office:value-type="string" calcext:value-type="string">
            <text:p>Int32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yast_refdomain_id Int32" calcext:value-type="string">
            <text:p>, yast_refdomain_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yast_site_id</text:p>
          </table:table-cell>
          <table:table-cell table:style-name="ce36" office:value-type="string" calcext:value-type="string">
            <text:p>Int32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4] &amp; &quot; &quot; &amp; [player_events.B184]" office:value-type="string" office:string-value=", yast_site_id Int32" calcext:value-type="string">
            <text:p>, yast_site_id Int32</text:p>
          </table:table-cell>
          <table:table-cell table:number-columns-repeated="1018"/>
        </table:table-row>
        <table:table-row table:style-name="ro12">
          <table:table-cell table:style-name="ce37" office:value-type="string" calcext:value-type="string">
            <text:p>content_id</text:p>
          </table:table-cell>
          <table:table-cell table:style-name="ce36" office:value-type="string" calcext:value-type="string">
            <text:p>String</text:p>
          </table:table-cell>
          <table:table-cell table:style-name="ce42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85] &amp; &quot; &quot; &amp; [player_events.B185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video_format</text:p>
          </table:table-cell>
          <table:table-cell table:style-name="ce36" office:value-type="string" calcext:value-type="string">
            <text:p>String</text:p>
          </table:table-cell>
          <table:table-cell table:style-name="ce42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6] &amp; &quot; &quot; &amp; [player_events.B186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content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87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7] &amp; &quot; &quot; &amp; [player_events.B187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content_h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88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8] &amp; &quot; &quot; &amp; [player_events.B188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content_adult</text:p>
          </table:table-cell>
          <table:table-cell table:style-name="ce36" office:value-type="string" calcext:value-type="string">
            <text:p>Int8</text:p>
          </table:table-cell>
          <table:table-cell table:style-name="ce39" office:value-type="string" calcext:value-type="string">
            <text:p>-1,</text:p>
          </table:table-cell>
          <table:table-cell table:style-name="Default"/>
          <table:table-cell table:formula="of:=&quot;, &quot; &amp; [player_events.A189] &amp; &quot; &quot; &amp; [player_events.B189]" office:value-type="string" office:string-value=", content_adult Int8" calcext:value-type="string">
            <text:p>, content_adult Int8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stream_server_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90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90] &amp; &quot; &quot; &amp; [player_events.B190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blck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blck}')::float::bigint, -1),</text:p>
          </table:table-cell>
          <table:table-cell table:style-name="ce45"/>
          <table:table-cell table:formula="of:=&quot;, &quot; &amp; [player_events.A191] &amp; &quot; &quot; &amp; [player_events.B191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cls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0}')::float::bigint, (f1.row#&gt;&gt;'{ads_adcls}')::float::bigint, -1),</text:p>
          </table:table-cell>
          <table:table-cell table:style-name="ce45"/>
          <table:table-cell table:formula="of:=&quot;, &quot; &amp; [player_events.A192] &amp; &quot; &quot; &amp; [player_events.B192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1}')::float::bigint, -1),</text:p>
          </table:table-cell>
          <table:table-cell table:style-name="ce45"/>
          <table:table-cell table:formula="of:=&quot;, &quot; &amp; [player_events.A193] &amp; &quot; &quot; &amp; [player_events.B193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2}')::float::bigint, -1),</text:p>
          </table:table-cell>
          <table:table-cell table:style-name="ce45"/>
          <table:table-cell table:formula="of:=&quot;, &quot; &amp; [player_events.A194] &amp; &quot; &quot; &amp; [player_events.B194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3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3}')::float::bigint, -1),</text:p>
          </table:table-cell>
          <table:table-cell table:style-name="ce45"/>
          <table:table-cell table:formula="of:=&quot;, &quot; &amp; [player_events.A195] &amp; &quot; &quot; &amp; [player_events.B195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4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4}')::float::bigint, -1),</text:p>
          </table:table-cell>
          <table:table-cell table:style-name="ce45"/>
          <table:table-cell table:formula="of:=&quot;, &quot; &amp; [player_events.A196] &amp; &quot; &quot; &amp; [player_events.B196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5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5}')::float::bigint, -1),</text:p>
          </table:table-cell>
          <table:table-cell table:style-name="ce45"/>
          <table:table-cell table:formula="of:=&quot;, &quot; &amp; [player_events.A197] &amp; &quot; &quot; &amp; [player_events.B197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rule}')::float::bigint, -1),</text:p>
          </table:table-cell>
          <table:table-cell table:style-name="ce45"/>
          <table:table-cell table:formula="of:=&quot;, &quot; &amp; [player_events.A198] &amp; &quot; &quot; &amp; [player_events.B198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p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pt}')::float::bigint, -1),</text:p>
          </table:table-cell>
          <table:table-cell table:style-name="ce45"/>
          <table:table-cell table:formula="of:=&quot;, &quot; &amp; [player_events.A199] &amp; &quot; &quot; &amp; [player_events.B199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ste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ste0}')::float::bigint, (f1.row#&gt;&gt;'{ads_advste}')::float::bigint, -1),</text:p>
          </table:table-cell>
          <table:table-cell table:style-name="ce45"/>
          <table:table-cell table:formula="of:=&quot;, &quot; &amp; [player_events.A200] &amp; &quot; &quot; &amp; [player_events.B200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x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xl}')::float::bigint, -1),</text:p>
          </table:table-cell>
          <table:table-cell table:style-name="ce45"/>
          <table:table-cell table:formula="of:=&quot;, &quot; &amp; [player_events.A201] &amp; &quot; &quot; &amp; [player_events.B201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wrpc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wrpc}')::float::bigint, -1),</text:p>
          </table:table-cell>
          <table:table-cell table:style-name="ce45"/>
          <table:table-cell table:formula="of:=&quot;, &quot; &amp; [player_events.A202] &amp; &quot; &quot; &amp; [player_events.B202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6" office:value-type="string" calcext:value-type="string">
            <text:p>ads_f0_type</text:p>
          </table:table-cell>
          <table:table-cell table:style-name="ce36" office:value-type="string" calcext:value-type="string">
            <text:p>String</text:p>
          </table:table-cell>
          <table:table-cell table:style-name="ce42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5"/>
          <table:table-cell table:formula="of:=&quot;, &quot; &amp; [player_events.A203] &amp; &quot; &quot; &amp; [player_events.B203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f_value0</text:p>
          </table:table-cell>
          <table:table-cell table:style-name="ce36" office:value-type="string" calcext:value-type="string">
            <text:p>Int32</text:p>
          </table:table-cell>
          <table:table-cell table:style-name="ce43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5"/>
          <table:table-cell table:formula="of:=&quot;, &quot; &amp; [player_events.A204] &amp; &quot; &quot; &amp; [player_events.B204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dtou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adtout}')::float::bigint, -1),</text:p>
          </table:table-cell>
          <table:table-cell table:style-name="ce45"/>
          <table:table-cell table:formula="of:=&quot;, &quot; &amp; [player_events.A205] &amp; &quot; &quot; &amp; [player_events.B205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p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aprule}')::float::bigint, -1),</text:p>
          </table:table-cell>
          <table:table-cell table:style-name="ce45"/>
          <table:table-cell table:formula="of:=&quot;, &quot; &amp; [player_events.A206] &amp; &quot; &quot; &amp; [player_events.B206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itr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itr}')::float::bigint, -1),</text:p>
          </table:table-cell>
          <table:table-cell table:style-name="ce45"/>
          <table:table-cell table:formula="of:=&quot;, &quot; &amp; [player_events.A207] &amp; &quot; &quot; &amp; [player_events.B207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lt}')::float::bigint, -1),</text:p>
          </table:table-cell>
          <table:table-cell table:style-name="ce45"/>
          <table:table-cell table:formula="of:=&quot;, &quot; &amp; [player_events.A208] &amp; &quot; &quot; &amp; [player_events.B208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w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w}')::float::bigint, -1),</text:p>
          </table:table-cell>
          <table:table-cell table:style-name="ce45"/>
          <table:table-cell table:formula="of:=&quot;, &quot; &amp; [player_events.A209] &amp; &quot; &quot; &amp; [player_events.B209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c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clt}')::float::bigint, -1),</text:p>
          </table:table-cell>
          <table:table-cell table:style-name="ce45"/>
          <table:table-cell table:formula="of:=&quot;, &quot; &amp; [player_events.A210] &amp; &quot; &quot; &amp; [player_events.B210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cp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cpt}')::float::bigint, -1),</text:p>
          </table:table-cell>
          <table:table-cell table:style-name="ce45"/>
          <table:table-cell table:formula="of:=&quot;, &quot; &amp; [player_events.A211] &amp; &quot; &quot; &amp; [player_events.B211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dur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dur}')::float::bigint, -1),</text:p>
          </table:table-cell>
          <table:table-cell table:style-name="ce45"/>
          <table:table-cell table:formula="of:=&quot;, &quot; &amp; [player_events.A212] &amp; &quot; &quot; &amp; [player_events.B212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en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end}')::float::bigint, -1),</text:p>
          </table:table-cell>
          <table:table-cell table:style-name="ce45"/>
          <table:table-cell table:formula="of:=&quot;, &quot; &amp; [player_events.A213] &amp; &quot; &quot; &amp; [player_events.B213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frm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frmd}')::float::bigint, -1),</text:p>
          </table:table-cell>
          <table:table-cell table:style-name="ce45"/>
          <table:table-cell table:formula="of:=&quot;, &quot; &amp; [player_events.A214] &amp; &quot; &quot; &amp; [player_events.B214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liv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ive}')::float::bigint, -1),</text:p>
          </table:table-cell>
          <table:table-cell table:style-name="ce45"/>
          <table:table-cell table:formula="of:=&quot;, &quot; &amp; [player_events.A215] &amp; &quot; &quot; &amp; [player_events.B215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t}')::float::bigint, -1),</text:p>
          </table:table-cell>
          <table:table-cell table:style-name="ce45"/>
          <table:table-cell table:formula="of:=&quot;, &quot; &amp; [player_events.A216] &amp; &quot; &quot; &amp; [player_events.B216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x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xt}')::float::bigint, -1),</text:p>
          </table:table-cell>
          <table:table-cell table:style-name="ce45"/>
          <table:table-cell table:formula="of:=&quot;, &quot; &amp; [player_events.A217] &amp; &quot; &quot; &amp; [player_events.B217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mi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mid}')::float::int, -1),</text:p>
          </table:table-cell>
          <table:table-cell table:style-name="ce45"/>
          <table:table-cell table:formula="of:=&quot;, &quot; &amp; [player_events.A218] &amp; &quot; &quot; &amp; [player_events.B218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n}')::float::bigint, -1),</text:p>
          </table:table-cell>
          <table:table-cell table:style-name="ce45"/>
          <table:table-cell table:formula="of:=&quot;, &quot; &amp; [player_events.A219] &amp; &quot; &quot; &amp; [player_events.B219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aus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ause}')::float::bigint, -1),</text:p>
          </table:table-cell>
          <table:table-cell table:style-name="ce45"/>
          <table:table-cell table:formula="of:=&quot;, &quot; &amp; [player_events.A220] &amp; &quot; &quot; &amp; [player_events.B220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l}')::float::bigint, -1),</text:p>
          </table:table-cell>
          <table:table-cell table:style-name="ce45"/>
          <table:table-cell table:formula="of:=&quot;, &quot; &amp; [player_events.A221] &amp; &quot; &quot; &amp; [player_events.B221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ldf_p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ldf_pl}')::float::bigint, -1),</text:p>
          </table:table-cell>
          <table:table-cell table:style-name="ce45"/>
          <table:table-cell table:formula="of:=&quot;, &quot; &amp; [player_events.A222] &amp; &quot; &quot; &amp; [player_events.B222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qu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qurule}')::float::bigint, -1),</text:p>
          </table:table-cell>
          <table:table-cell table:style-name="ce45"/>
          <table:table-cell table:formula="of:=&quot;, &quot; &amp; [player_events.A223] &amp; &quot; &quot; &amp; [player_events.B223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sum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resume}')::float::bigint, -1),</text:p>
          </table:table-cell>
          <table:table-cell table:style-name="ce45"/>
          <table:table-cell table:formula="of:=&quot;, &quot; &amp; [player_events.A224] &amp; &quot; &quot; &amp; [player_events.B224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rt}')::float::bigint, -1),</text:p>
          </table:table-cell>
          <table:table-cell table:style-name="ce45"/>
          <table:table-cell table:formula="of:=&quot;, &quot; &amp; [player_events.A225] &amp; &quot; &quot; &amp; [player_events.B225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cr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scrn}')::float::bigint, -1),</text:p>
          </table:table-cell>
          <table:table-cell table:style-name="ce45"/>
          <table:table-cell table:formula="of:=&quot;, &quot; &amp; [player_events.A226] &amp; &quot; &quot; &amp; [player_events.B226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t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strule}')::float::bigint, -1),</text:p>
          </table:table-cell>
          <table:table-cell table:style-name="ce45"/>
          <table:table-cell table:formula="of:=&quot;, &quot; &amp; [player_events.A227] &amp; &quot; &quot; &amp; [player_events.B227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th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thrule}')::float::bigint, -1),</text:p>
          </table:table-cell>
          <table:table-cell table:style-name="ce45"/>
          <table:table-cell table:formula="of:=&quot;, &quot; &amp; [player_events.A228] &amp; &quot; &quot; &amp; [player_events.B228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ts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ts}')::float::bigint, -1),</text:p>
          </table:table-cell>
          <table:table-cell table:style-name="ce45"/>
          <table:table-cell table:formula="of:=&quot;, &quot; &amp; [player_events.A229] &amp; &quot; &quot; &amp; [player_events.B229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xmltou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xmltout}')::float::bigint, -1),</text:p>
          </table:table-cell>
          <table:table-cell table:style-name="ce45"/>
          <table:table-cell table:formula="of:=&quot;, &quot; &amp; [player_events.A230] &amp; &quot; &quot; &amp; [player_events.B230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1}')::float::bigint, -1),</text:p>
          </table:table-cell>
          <table:table-cell table:style-name="ce45"/>
          <table:table-cell table:formula="of:=&quot;, &quot; &amp; [player_events.A231] &amp; &quot; &quot; &amp; [player_events.B231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2}')::float::bigint, -1),</text:p>
          </table:table-cell>
          <table:table-cell table:style-name="ce45"/>
          <table:table-cell table:formula="of:=&quot;, &quot; &amp; [player_events.A232] &amp; &quot; &quot; &amp; [player_events.B232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eek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eek1}')::float::bigint, -1),</text:p>
          </table:table-cell>
          <table:table-cell table:style-name="ce45"/>
          <table:table-cell table:formula="of:=&quot;, &quot; &amp; [player_events.A233] &amp; &quot; &quot; &amp; [player_events.B233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eek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eek2}')::float::bigint, -1),</text:p>
          </table:table-cell>
          <table:table-cell table:style-name="ce45"/>
          <table:table-cell table:formula="of:=&quot;, &quot; &amp; [player_events.A234] &amp; &quot; &quot; &amp; [player_events.B234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hift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hift1}')::float::bigint, -1),</text:p>
          </table:table-cell>
          <table:table-cell table:style-name="ce45"/>
          <table:table-cell table:formula="of:=&quot;, &quot; &amp; [player_events.A235] &amp; &quot; &quot; &amp; [player_events.B235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hift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hift2}')::float::bigint, -1),</text:p>
          </table:table-cell>
          <table:table-cell table:style-name="ce45"/>
          <table:table-cell table:formula="of:=&quot;, &quot; &amp; [player_events.A236] &amp; &quot; &quot; &amp; [player_events.B236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buf0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buf01}')::float::bigint, -1),</text:p>
          </table:table-cell>
          <table:table-cell table:style-name="ce45"/>
          <table:table-cell table:formula="of:=&quot;, &quot; &amp; [player_events.A237] &amp; &quot; &quot; &amp; [player_events.B237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bufle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8] &amp; &quot; &quot; &amp; [player_events.B238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6" office:value-type="string" calcext:value-type="string">
            <text:p>err_log_unknow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239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39] &amp; &quot; &quot; &amp; [player_events.B239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err_log_ba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240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40] &amp; &quot; &quot; &amp; [player_events.B240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7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7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-- rename table fact.player_events_v5 to fact.player_events_v5_bak20170421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4"/>
          <table:table-cell table:style-name="ce49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9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9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9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9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9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 table:number-rows-repeated="7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yast" table:style-name="ta1">
        <table:table-column table:style-name="co38" table:default-cell-style-name="Default"/>
        <table:table-column table:style-name="co39" table:default-cell-style-name="ce14"/>
        <table:table-column table:style-name="co40" table:default-cell-style-name="Default"/>
        <table:table-column table:style-name="co41" table:default-cell-style-name="ce62"/>
        <table:table-column table:style-name="co42" table:default-cell-style-name="Default"/>
        <table:table-column table:style-name="co2" table:number-columns-repeated="1019" table:default-cell-style-name="Default"/>
        <table:table-row table:style-name="ro17">
          <table:table-cell table:style-name="ce50" office:value-type="string" calcext:value-type="string">
            <text:p>(!) Имена и типы данных результата выполнения SELECT-а должны точно совпадать со структурой таблицы, в которую вставляются данные, или с указанным списком столбцов.</text:p>
          </table:table-cell>
          <table:table-cell table:style-name="ce56"/>
          <table:table-cell table:style-name="ce57" table:number-columns-repeated="2"/>
          <table:table-cell table:style-name="ce56" table:number-columns-repeated="7"/>
          <table:table-cell table:style-name="ce66" table:number-columns-repeated="1013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(dt, log_source, toUInt64(user_id))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yast (fact.views)</text:p>
          </table:table-cell>
          <table:covered-table-cell table:style-name="ce17"/>
          <table:table-cell table:style-name="ce58" office:value-type="string" calcext:value-type="string">
            <text:p>insert into fact.player_events(</text:p>
          </table:table-cell>
          <table:table-cell table:style-name="ce17"/>
          <table:table-cell table:style-name="ce17" office:value-type="string" calcext:value-type="string">
            <text:p>SELECT</text:p>
          </table:table-cell>
          <table:table-cell table:style-name="ce17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log_source,</text:p>
          </table:table-cell>
          <table:table-cell table:style-name="ce51" office:value-type="string" calcext:value-type="string">
            <text:p>Int8</text:p>
          </table:table-cell>
          <table:table-cell table:style-name="ce64" table:formula="of:=&quot;cast(&quot; &amp; [.A4] &amp; &quot; as &quot; &amp; [.D4] &amp; &quot;) as &quot; &amp;[.C4]" office:value-type="string" office:string-value="cast(1 as Int8) as log_source," calcext:value-type="string">
            <text:p>cast(1 as Int8) as log_source,</text:p>
          </table:table-cell>
          <table:table-cell table:style-name="ce17" table:number-columns-repeated="1019"/>
        </table:table-row>
        <table:table-row table:style-name="ro1">
          <table:table-cell table:style-name="ce51" office:value-type="string" calcext:value-type="string">
            <text:p>dt</text:p>
          </table:table-cell>
          <table:table-cell table:style-name="ce51" office:value-type="string" calcext:value-type="string">
            <text:p>Date</text:p>
          </table:table-cell>
          <table:table-cell table:style-name="ce59" office:value-type="string" calcext:value-type="string">
            <text:p>dt,</text:p>
          </table:table-cell>
          <table:table-cell table:style-name="ce51" office:value-type="string" calcext:value-type="string">
            <text:p>Date</text:p>
          </table:table-cell>
          <table:table-cell table:formula="of:=[.A5]&amp;&quot;,&quot;" office:value-type="string" office:string-value="dt," calcext:value-type="string">
            <text:p>dt,</text:p>
          </table:table-cell>
          <table:table-cell table:number-columns-repeated="1019"/>
        </table:table-row>
        <table:table-row table:style-name="ro1">
          <table:table-cell table:style-name="ce51" office:value-type="string" calcext:value-type="string">
            <text:p>ts</text:p>
          </table:table-cell>
          <table:table-cell table:style-name="ce51" office:value-type="string" calcext:value-type="string">
            <text:p>UInt32</text:p>
          </table:table-cell>
          <table:table-cell table:style-name="ce60" office:value-type="string" calcext:value-type="string">
            <text:p>ts,</text:p>
          </table:table-cell>
          <table:table-cell table:style-name="ce51" office:value-type="string" calcext:value-type="string">
            <text:p>UInt32</text:p>
          </table:table-cell>
          <table:table-cell table:formula="of:=[.A6]&amp;&quot;,&quot;" office:value-type="string" office:string-value="ts," calcext:value-type="string">
            <text:p>ts,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track_id</text:p>
          </table:table-cell>
          <table:table-cell table:style-name="ce52" office:value-type="string" calcext:value-type="string">
            <text:p>UInt32</text:p>
          </table:table-cell>
          <table:table-cell table:style-name="ce52" office:value-type="string" calcext:value-type="string">
            <text:p>track_id,</text:p>
          </table:table-cell>
          <table:table-cell office:value-type="string" calcext:value-type="string">
            <text:p>UInt64</text:p>
          </table:table-cell>
          <table:table-cell table:style-name="ce64" table:formula="of:=&quot;cast(&quot; &amp; [.A7] &amp; &quot; as &quot; &amp; [.D7] &amp; &quot;) as &quot; &amp;[.C7]" office:value-type="string" office:string-value="cast(track_id as UInt64) as track_id," calcext:value-type="string">
            <text:p>cast(track_id as UInt64) as track_id,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author_id</text:p>
          </table:table-cell>
          <table:table-cell table:style-name="ce53" office:value-type="string" calcext:value-type="string">
            <text:p>UInt32</text:p>
          </table:table-cell>
          <table:table-cell table:style-name="ce53" office:value-type="string" calcext:value-type="string">
            <text:p>author_id,</text:p>
          </table:table-cell>
          <table:table-cell office:value-type="string" calcext:value-type="string">
            <text:p>Int32</text:p>
          </table:table-cell>
          <table:table-cell table:style-name="ce64" table:formula="of:=&quot;cast(&quot; &amp; [.A8] &amp; &quot; as &quot; &amp; [.D8] &amp; &quot;) as &quot; &amp;[.C8]" office:value-type="string" office:string-value="cast(author_id as Int32) as author_id," calcext:value-type="string">
            <text:p>cast(author_id as Int32) as author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_type_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yast_view_type_id,</text:p>
          </table:table-cell>
          <table:table-cell office:value-type="string" calcext:value-type="string">
            <text:p>Int16</text:p>
          </table:table-cell>
          <table:table-cell table:style-name="ce64" table:formula="of:=&quot;cast(&quot; &amp; [.A9] &amp; &quot; as &quot; &amp; [.D9] &amp; &quot;) as &quot; &amp;[.C9]" office:value-type="string" office:string-value="cast(view_type_id as Int16) as yast_view_type_id," calcext:value-type="string">
            <text:p>cast(view_type_id as Int16) as yast_view_typ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UInt64</text:p>
          </table:table-cell>
          <table:table-cell office:value-type="string" calcext:value-type="string">
            <text:p>ip,</text:p>
          </table:table-cell>
          <table:table-cell office:value-type="string" calcext:value-type="string">
            <text:p>UInt32</text:p>
          </table:table-cell>
          <table:table-cell table:style-name="ce64" table:formula="of:=&quot;cast(&quot; &amp; [.A10] &amp; &quot; as &quot; &amp; [.D10] &amp; &quot;) as &quot; &amp;[.C10]" office:value-type="string" office:string-value="cast(ip_id as UInt32) as ip," calcext:value-type="string">
            <text:p>cast(ip_id as UInt32) as ip,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geo_city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city_id,</text:p>
          </table:table-cell>
          <table:table-cell table:style-name="ce14" office:value-type="string" calcext:value-type="string">
            <text:p>UInt32</text:p>
          </table:table-cell>
          <table:table-cell table:formula="of:=[.A11]&amp;&quot;,&quot;" office:value-type="string" office:string-value="geo_city_id," calcext:value-type="string">
            <text:p>geo_city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_reg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region_id,</text:p>
          </table:table-cell>
          <table:table-cell table:style-name="ce14" office:value-type="string" calcext:value-type="string">
            <text:p>UInt32</text:p>
          </table:table-cell>
          <table:table-cell table:formula="of:=[.A12]&amp;&quot;,&quot;" office:value-type="string" office:string-value="geo_region_id," calcext:value-type="string">
            <text:p>geo_reg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o_country,</text:p>
          </table:table-cell>
          <table:table-cell office:value-type="string" calcext:value-type="string">
            <text:p>FixedString(2)</text:p>
          </table:table-cell>
          <table:table-cell table:style-name="ce64" table:formula="of:=&quot;cast(&quot; &amp; [.A13] &amp; &quot; as &quot; &amp; [.D13] &amp; &quot;) as &quot; &amp;[.C13]" office:value-type="string" office:string-value="cast(cc2 as FixedString(2)) as geo_country," calcext:value-type="string">
            <text:p>cast(cc2 as FixedString(2)) as geo_country,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uagent_id</text:p>
          </table:table-cell>
          <table:table-cell table:style-name="ce53" office:value-type="string" calcext:value-type="string">
            <text:p>UInt32</text:p>
          </table:table-cell>
          <table:table-cell table:style-name="ce54" office:value-type="string" calcext:value-type="string">
            <text:p>yast_uagent_id,</text:p>
          </table:table-cell>
          <table:table-cell table:style-name="ce63" office:value-type="string" calcext:value-type="string">
            <text:p>Int32</text:p>
          </table:table-cell>
          <table:table-cell table:style-name="ce64" table:formula="of:=&quot;cast(&quot; &amp; [.A14] &amp; &quot; as &quot; &amp; [.D14] &amp; &quot;) as &quot; &amp;[.C14]" office:value-type="string" office:string-value="cast(uagent_id as Int32) as yast_uagent_id," calcext:value-type="string">
            <text:p>cast(uagent_id as Int32) as yast_uagent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fo_uid,</text:p>
          </table:table-cell>
          <table:table-cell office:value-type="string" calcext:value-type="string">
            <text:p>String</text:p>
          </table:table-cell>
          <table:table-cell table:style-name="ce64" table:formula="of:=&quot;cast(&quot; &amp; [.A15] &amp; &quot; as &quot; &amp; [.D15] &amp; &quot;) as &quot; &amp;[.C15]" office:value-type="string" office:string-value="cast(user_id as String) as info_uid," calcext:value-type="string">
            <text:p>cast(user_id as String) as info_u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fo_cid,</text:p>
          </table:table-cell>
          <table:table-cell office:value-type="string" calcext:value-type="string">
            <text:p>FixedString(32)</text:p>
          </table:table-cell>
          <table:table-cell table:style-name="ce65" table:formula="of:=&quot;cast(replaceAll(substring(&quot; &amp; [.A16] &amp; &quot;,1,36), '-', '') as &quot; &amp; [.D16] &amp; &quot;) as &quot; &amp; [.C16]" office:value-type="string" office:string-value="cast(replaceAll(substring(session,1,36), '-', '') as FixedString(32)) as info_cid," calcext:value-type="string">
            <text:p>cast(replaceAll(substring(session,1,36), '-', '') as FixedString(32)) as info_c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int64</text:p>
          </table:table-cell>
          <table:table-cell office:value-type="string" calcext:value-type="string">
            <text:p>Int64</text:p>
          </table:table-cell>
          <table:table-cell table:style-name="ce61" office:value-type="string" calcext:value-type="string">
            <text:p>user_id,</text:p>
          </table:table-cell>
          <table:table-cell table:style-name="ce14" office:value-type="string" calcext:value-type="string">
            <text:p>Int64</text:p>
          </table:table-cell>
          <table:table-cell table:formula="of:=[.A17] &amp; &quot; as &quot; &amp; [.C17]" office:value-type="string" office:string-value="session_int64 as user_id," calcext:value-type="string">
            <text:p>session_int64 as user_id,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ssion_int32</text:p>
          </table:table-cell>
          <table:table-cell office:value-type="string" calcext:value-type="string">
            <text:p>Int64</text:p>
          </table:table-cell>
          <table:table-cell table:style-name="ce55" office:value-type="string" calcext:value-type="string">
            <text:p>session_id,</text:p>
          </table:table-cell>
          <table:table-cell table:style-name="ce14" office:value-type="string" calcext:value-type="string">
            <text:p>Int64</text:p>
          </table:table-cell>
          <table:table-cell table:formula="of:=[.A18] &amp; &quot; as &quot; &amp; [.C18]" office:value-type="string" office:string-value="session_int32 as session_id," calcext:value-type="string">
            <text:p>session_int32 as 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m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mid,</text:p>
          </table:table-cell>
          <table:table-cell table:style-name="ce14" office:value-type="string" calcext:value-type="string">
            <text:p>int32</text:p>
          </table:table-cell>
          <table:table-cell table:formula="of:=[.A19] &amp; &quot; as &quot; &amp; [.C19]" office:value-type="string" office:string-value="session_mid as info_mid," calcext:value-type="string">
            <text:p>session_mid as info_m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domai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refdomain_id,</text:p>
          </table:table-cell>
          <table:table-cell office:value-type="string" calcext:value-type="string">
            <text:p>Int32</text:p>
          </table:table-cell>
          <table:table-cell table:style-name="ce64" table:formula="of:=&quot;cast(&quot; &amp; [.A20] &amp; &quot; as &quot; &amp; [.D20] &amp; &quot;) as &quot; &amp;[.C20]" office:value-type="string" office:string-value="cast(refdomain_id as Int32) as yast_refdomain_id," calcext:value-type="string">
            <text:p>cast(refdomain_id as Int32) as yast_refdomai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site_id,</text:p>
          </table:table-cell>
          <table:table-cell office:value-type="string" calcext:value-type="string">
            <text:p>Int32</text:p>
          </table:table-cell>
          <table:table-cell table:style-name="ce64" table:formula="of:=&quot;cast(&quot; &amp; [.A21] &amp; &quot; as &quot; &amp; [.D21] &amp; &quot;) as &quot; &amp;[.C21]" office:value-type="string" office:string-value="cast(site_id as Int32) as yast_site_id," calcext:value-type="string">
            <text:p>cast(site_id as Int32) as yast_sit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load_sess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pload_session_id,</text:p>
          </table:table-cell>
          <table:table-cell table:style-name="ce14" office:value-type="string" calcext:value-type="string">
            <text:p>UInt32</text:p>
          </table:table-cell>
          <table:table-cell table:formula="of:=[.A22]&amp;&quot;,&quot;" office:value-type="string" office:string-value="upload_session_id," calcext:value-type="string">
            <text:p>upload_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live,</text:p>
          </table:table-cell>
          <table:table-cell office:value-type="string" calcext:value-type="string">
            <text:p>Int32</text:p>
          </table:table-cell>
          <table:table-cell table:style-name="ce64" table:formula="of:=&quot;cast(&quot; &amp; [.A23] &amp; &quot; as &quot; &amp; [.D23] &amp; &quot;) as &quot; &amp;[.C23]" office:value-type="string" office:string-value="cast(live as Int32) as info_live," calcext:value-type="string">
            <text:p>cast(live as Int32) as info_live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adult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content_adult</text:p>
          </table:table-cell>
          <table:table-cell office:value-type="string" calcext:value-type="string">
            <text:p>Int8</text:p>
          </table:table-cell>
          <table:table-cell table:style-name="ce64" table:formula="of:=&quot;cast(&quot; &amp; [.A24] &amp; &quot; as &quot; &amp; [.D24] &amp; &quot;) as &quot; &amp;[.C24]" office:value-type="string" office:string-value="cast(is_adult as Int8) as content_adult" calcext:value-type="string">
            <text:p>cast(is_adult as Int8) as content_adult</text:p>
          </table:table-cell>
          <table:table-cell table:number-columns-repeated="1019"/>
        </table:table-row>
        <table:table-row table:style-name="ro8">
          <table:table-cell table:style-name="ce55"/>
          <table:table-cell table:style-name="Default"/>
          <table:table-cell office:value-type="string" calcext:value-type="string">
            <text:p>)</text:p>
          </table:table-cell>
          <table:table-cell table:style-name="Default"/>
          <table:table-cell table:style-name="ce16" office:value-type="string" calcext:value-type="string">
            <text:p>from fact.view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Where 0=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hidden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add column geo_country FixedString(2) after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drop column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examples" table:style-name="ta1">
        <table:shapes>
          <draw:frame draw:z-index="0" draw:name="https://jira.rutube.ru/images/icons/issuetypes/genericissue.png" draw:style-name="gr3" draw:text-style-name="P3" svg:width="11.96pt" svg:height="11.96pt" svg:x="0pt" svg:y="2364.94pt">
            <draw:image xlink:href="https://jira.rutube.ru/images/icons/issuetypes/genericissue.png" xlink:type="simple" xlink:show="embed" xlink:actuate="onLoad">
              <text:p/>
            </draw:image>
          </draw:frame>
          <draw:frame draw:z-index="1" draw:name="https://jira.rutube.ru/images/icons/priorities/major.png" draw:style-name="gr3" draw:text-style-name="P3" svg:width="11.96pt" svg:height="11.96pt" svg:x="0pt" svg:y="2386.63pt">
            <draw:image xlink:href="https://jira.rutube.ru/images/icons/priorities/major.png" xlink:type="simple" xlink:show="embed" xlink:actuate="onLoad">
              <text:p/>
            </draw:image>
          </draw:frame>
          <draw:frame draw:z-index="2" draw:name="https://jira.rutube.ru/images/icons/issuetypes/newfeature.png" draw:style-name="gr3" draw:text-style-name="P3" svg:width="11.96pt" svg:height="11.96pt" svg:x="0pt" svg:y="2451.74pt">
            <draw:image xlink:href="https://jira.rutube.ru/images/icons/issuetypes/newfeature.png" xlink:type="simple" xlink:show="embed" xlink:actuate="onLoad">
              <text:p/>
            </draw:image>
          </draw:frame>
          <draw:frame draw:z-index="3" draw:name="https://jira.rutube.ru/images/icons/issuetypes/genericissue.png" draw:style-name="gr3" draw:text-style-name="P3" svg:width="11.96pt" svg:height="11.96pt" svg:x="0pt" svg:y="2516.83pt">
            <draw:image xlink:href="https://jira.rutube.ru/images/icons/issuetypes/genericissue.png" xlink:type="simple" xlink:show="embed" xlink:actuate="onLoad">
              <text:p/>
            </draw:image>
          </draw:frame>
          <draw:frame draw:z-index="4" draw:name="https://jira.rutube.ru/images/icons/priorities/major.png" draw:style-name="gr3" draw:text-style-name="P3" svg:width="11.96pt" svg:height="11.96pt" svg:x="0pt" svg:y="2538.54pt">
            <draw:image xlink:href="https://jira.rutube.ru/images/icons/priorities/major.png" xlink:type="simple" xlink:show="embed" xlink:actuate="onLoad">
              <text:p/>
            </draw:image>
          </draw:frame>
          <draw:frame draw:z-index="5" draw:name="https://jira.rutube.ru/secure/useravatar?size=xsmall&amp;avatarId=10150" draw:style-name="gr3" draw:text-style-name="P3" svg:width="11.96pt" svg:height="11.96pt" svg:x="0pt" svg:y="2755.53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6" draw:name="https://jira.rutube.ru/secure/useravatar?size=xsmall&amp;avatarId=10152" draw:style-name="gr3" draw:text-style-name="P3" svg:width="11.96pt" svg:height="11.96pt" svg:x="0pt" svg:y="2798.93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7" draw:name="https://jira.rutube.ru/secure/useravatar?size=xsmall&amp;avatarId=10150" draw:style-name="gr3" draw:text-style-name="P3" svg:width="11.96pt" svg:height="11.96pt" svg:x="0pt" svg:y="2907.44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8" draw:name="https://jira.rutube.ru/secure/useravatar?size=xsmall&amp;avatarId=10152" draw:style-name="gr3" draw:text-style-name="P3" svg:width="11.96pt" svg:height="11.96pt" svg:x="0pt" svg:y="2950.84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9" draw:name="https://jira.rutube.ru/secure/useravatar?size=xsmall&amp;avatarId=10152" draw:style-name="gr3" draw:text-style-name="P3" svg:width="11.96pt" svg:height="11.96pt" svg:x="0pt" svg:y="3081.03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10" draw:name="https://jira.rutube.ru/secure/useravatar?size=xsmall&amp;avatarId=10150" draw:style-name="gr3" draw:text-style-name="P3" svg:width="11.96pt" svg:height="11.96pt" svg:x="0pt" svg:y="3167.83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11" draw:name="https://jira.rutube.ru/secure/useravatar?size=xsmall&amp;avatarId=10137" draw:style-name="gr3" draw:text-style-name="P3" svg:width="11.96pt" svg:height="11.96pt" svg:x="0pt" svg:y="3254.63pt">
            <draw:image xlink:href="https://jira.rutube.ru/secure/useravatar?size=xsmall&amp;avatarId=10137" xlink:type="simple" xlink:show="embed" xlink:actuate="onLoad">
              <text:p/>
            </draw:image>
          </draw:frame>
          <draw:frame draw:z-index="12" draw:name="https://jira.rutube.ru/secure/useravatar?size=small&amp;ownerId=eshananina&amp;avatarId=14530" draw:style-name="gr3" draw:text-style-name="P3" svg:width="17.97pt" svg:height="17.97pt" svg:x="0pt" svg:y="3363.14pt">
            <draw:image xlink:href="https://jira.rutube.ru/secure/useravatar?size=small&amp;ownerId=eshananina&amp;avatarId=14530" xlink:type="simple" xlink:show="embed" xlink:actuate="onLoad">
              <text:p/>
            </draw:image>
          </draw:frame>
          <draw:frame draw:z-index="13" draw:name="https://jira.rutube.ru/secure/useravatar?size=small&amp;avatarId=10150" draw:style-name="gr3" draw:text-style-name="P3" svg:width="17.97pt" svg:height="17.97pt" svg:x="0pt" svg:y="3406.54pt">
            <draw:image xlink:href="https://jira.rutube.ru/secure/useravatar?size=small&amp;avatarId=10150" xlink:type="simple" xlink:show="embed" xlink:actuate="onLoad">
              <text:p/>
            </draw:image>
          </draw:frame>
        </table:shapes>
        <table:table-column table:style-name="co43" table:default-cell-style-name="Default"/>
        <table:table-row table:style-name="ro18">
          <table:table-cell office:value-type="string" calcext:value-type="string">
            <text:p>f</text:p>
          </table:table-cell>
        </table:table-row>
        <table:table-row table:style-name="ro18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8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8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8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8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8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9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8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8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8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8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8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8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8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8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8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8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8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8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8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8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8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8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8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8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8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8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8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8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8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8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20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8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8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8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8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8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8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8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8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8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8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8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8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8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8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8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8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8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8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8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8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8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8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8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8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8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8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8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8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8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8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8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8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8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8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8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21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8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8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8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2">
          <table:table-cell table:style-name="ce54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 table:number-rows-repeated="1048480">
          <table:table-cell/>
        </table:table-row>
        <table:table-row table:style-name="ro18">
          <table:table-cell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F212" table:display-filter-buttons="true">
          <table:filter>
            <table:filter-and>
              <table:filter-condition table:field-number="3" table:value="LogFloatField" table:operator="=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40" table:display-filter-buttons="true" table:orientation="column"/>
        <table:database-range table:name="__Anonymous_Sheet_DB__8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39:34.966894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4-27T10:11:35.060021716</dc:date>
    <meta:editing-duration>P17DT15H20M21S</meta:editing-duration>
    <meta:editing-cycles>381</meta:editing-cycles>
    <meta:generator>LibreOffice/5.1.6.2$Linux_X86_64 LibreOffice_project/10m0$Build-2</meta:generator>
    <meta:document-statistic meta:table-count="9" meta:cell-count="4120" meta:object-count="14"/>
  </office:meta>
</office:document-meta>
</file>